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9543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0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3b3b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table:number-columns-spanned="10" table:number-rows-spanned="1">
            <text:p>METHOD 1: ROTATION &amp; ACTUAL TRANSL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878627">
            <text:p>0.0878627</text:p>
          </table:table-cell>
          <table:table-cell table:formula="of:=[.B3]*(180/PI())" office:value-type="float" office:value="5.0341618866241">
            <text:p>5.0341618866</text:p>
          </table:table-cell>
          <table:table-cell office:value-type="float" office:value="0.00751872">
            <text:p>0.00751872</text:p>
          </table:table-cell>
          <table:table-cell office:value-type="float" office:value="-0.00295824">
            <text:p>-0.00295824</text:p>
          </table:table-cell>
          <table:table-cell office:value-type="float" office:value="1.49972">
            <text:p>1.49972</text:p>
          </table:table-cell>
          <table:table-cell office:value-type="float" office:value="0.00953389">
            <text:p>0.00953389</text:p>
          </table:table-cell>
          <table:table-cell office:value-type="float" office:value="0.01">
            <text:p>0.01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0-&gt;10</text:p>
          </table:table-cell>
          <table:table-cell office:value-type="float" office:value="0.137897">
            <text:p>0.137897</text:p>
          </table:table-cell>
          <table:table-cell table:formula="of:=[.B4]*(180/PI())" office:value-type="float" office:value="7.90091610751551">
            <text:p>7.9009161075</text:p>
          </table:table-cell>
          <table:table-cell office:value-type="float" office:value="0.00703011">
            <text:p>0.00703011</text:p>
          </table:table-cell>
          <table:table-cell office:value-type="float" office:value="-0.000434823">
            <text:p>-0.000434823</text:p>
          </table:table-cell>
          <table:table-cell office:value-type="float" office:value="1.20015">
            <text:p>1.20015</text:p>
          </table:table-cell>
          <table:table-cell office:value-type="float" office:value="0.320313">
            <text:p>0.320313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string">
            <text:p>0-&gt;15</text:p>
          </table:table-cell>
          <table:table-cell office:value-type="float" office:value="0.144052">
            <text:p>0.144052</text:p>
          </table:table-cell>
          <table:table-cell table:formula="of:=[.B5]*(180/PI())" office:value-type="float" office:value="8.25357163041853">
            <text:p>8.2535716304</text:p>
          </table:table-cell>
          <table:table-cell office:value-type="float" office:value="-0.00146153">
            <text:p>-0.00146153</text:p>
          </table:table-cell>
          <table:table-cell office:value-type="float" office:value="0.00134686">
            <text:p>0.00134686</text:p>
          </table:table-cell>
          <table:table-cell office:value-type="float" office:value="0.768407">
            <text:p>0.768407</text:p>
          </table:table-cell>
          <table:table-cell office:value-type="float" office:value="0.393338">
            <text:p>0.393338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string">
            <text:p>0-&gt;20</text:p>
          </table:table-cell>
          <table:table-cell office:value-type="float" office:value="0.248122">
            <text:p>0.248122</text:p>
          </table:table-cell>
          <table:table-cell table:formula="of:=[.B6]*(180/PI())" office:value-type="float" office:value="14.216343404345">
            <text:p>14.2163434043</text:p>
          </table:table-cell>
          <table:table-cell office:value-type="float" office:value="0.0145685">
            <text:p>0.0145685</text:p>
          </table:table-cell>
          <table:table-cell office:value-type="float" office:value="-0.00128651">
            <text:p>-0.00128651</text:p>
          </table:table-cell>
          <table:table-cell office:value-type="float" office:value="0.634797">
            <text:p>0.634797</text:p>
          </table:table-cell>
          <table:table-cell office:value-type="float" office:value="0.342764">
            <text:p>0.342764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0-&gt;25</text:p>
          </table:table-cell>
          <table:table-cell office:value-type="float" office:value="0.260422">
            <text:p>0.260422</text:p>
          </table:table-cell>
          <table:table-cell table:formula="of:=[.B7]*(180/PI())" office:value-type="float" office:value="14.9210814923559">
            <text:p>14.9210814924</text:p>
          </table:table-cell>
          <table:table-cell office:value-type="float" office:value="0.0167782">
            <text:p>0.0167782</text:p>
          </table:table-cell>
          <table:table-cell office:value-type="float" office:value="-0.00146185">
            <text:p>-0.00146185</text:p>
          </table:table-cell>
          <table:table-cell office:value-type="float" office:value="0.347967">
            <text:p>0.347967</text:p>
          </table:table-cell>
          <table:table-cell office:value-type="float" office:value="0.174883">
            <text:p>0.174883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0-&gt;30</text:p>
          </table:table-cell>
          <table:table-cell office:value-type="float" office:value="0.299174">
            <text:p>0.299174</text:p>
          </table:table-cell>
          <table:table-cell table:formula="of:=[.B8]*(180/PI())" office:value-type="float" office:value="17.1414075400469">
            <text:p>17.14140754</text:p>
          </table:table-cell>
          <table:table-cell office:value-type="float" office:value="0.0208867">
            <text:p>0.0208867</text:p>
          </table:table-cell>
          <table:table-cell office:value-type="float" office:value="-0.0033853">
            <text:p>-0.0033853</text:p>
          </table:table-cell>
          <table:table-cell office:value-type="float" office:value="0.265681">
            <text:p>0.265681</text:p>
          </table:table-cell>
          <table:table-cell office:value-type="float" office:value="0.120513">
            <text:p>0.120513</text:p>
          </table:table-cell>
          <table:table-cell office:value-type="float" office:value="0.06">
            <text:p>0.06</text:p>
          </table:table-cell>
          <table:table-cell office:value-type="float" office:value="100">
            <text:p>100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>
          <table:table-cell office:value-type="string">
            <text:p>0-&gt;35</text:p>
          </table:table-cell>
          <table:table-cell office:value-type="float" office:value="0.289102">
            <text:p>0.289102</text:p>
          </table:table-cell>
          <table:table-cell table:formula="of:=[.B9]*(180/PI())" office:value-type="float" office:value="16.5643244487911">
            <text:p>16.5643244488</text:p>
          </table:table-cell>
          <table:table-cell office:value-type="float" office:value="0.0150579">
            <text:p>0.0150579</text:p>
          </table:table-cell>
          <table:table-cell office:value-type="float" office:value="-0.00235189">
            <text:p>-0.00235189</text:p>
          </table:table-cell>
          <table:table-cell office:value-type="float" office:value="0.12185">
            <text:p>0.12185</text:p>
          </table:table-cell>
          <table:table-cell office:value-type="float" office:value="0.0368273">
            <text:p>0.0368273</text:p>
          </table:table-cell>
          <table:table-cell office:value-type="float" office:value="0.06">
            <text:p>0.06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7672">
            <text:p>-0.07672</text:p>
          </table:table-cell>
          <table:table-cell table:formula="of:=[.B11]*(180/PI())" office:value-type="float" office:value="-4.39573220424368">
            <text:p>-4.3957322042</text:p>
          </table:table-cell>
          <table:table-cell office:value-type="float" office:value="-0.0046">
            <text:p>-0.0046</text:p>
          </table:table-cell>
          <table:table-cell office:value-type="float" office:value="0.00382287">
            <text:p>0.00382287</text:p>
          </table:table-cell>
          <table:table-cell office:value-type="float" office:value="1.48641">
            <text:p>1.48641</text:p>
          </table:table-cell>
          <table:table-cell office:value-type="float" office:value="0.0087844">
            <text:p>0.0087844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string">
            <text:p>0-&gt;-10</text:p>
          </table:table-cell>
          <table:table-cell office:value-type="float" office:value="-0.170058">
            <text:p>-0.170058</text:p>
          </table:table-cell>
          <table:table-cell table:formula="of:=[.B12]*(180/PI())" office:value-type="float" office:value="-9.74360567243575">
            <text:p>-9.7436056724</text:p>
          </table:table-cell>
          <table:table-cell office:value-type="float" office:value="-0.0127245">
            <text:p>-0.0127245</text:p>
          </table:table-cell>
          <table:table-cell office:value-type="float" office:value="0.00379992">
            <text:p>0.00379992</text:p>
          </table:table-cell>
          <table:table-cell office:value-type="float" office:value="1.18971">
            <text:p>1.18971</text:p>
          </table:table-cell>
          <table:table-cell office:value-type="float" office:value="0.299958">
            <text:p>0.299958</text:p>
          </table:table-cell>
          <table:table-cell office:value-type="float" office:value="0.05">
            <text:p>0.05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15</text:p>
          </table:table-cell>
          <table:table-cell office:value-type="float" office:value="-0.266653">
            <text:p>-0.266653</text:p>
          </table:table-cell>
          <table:table-cell table:formula="of:=[.B13]*(180/PI())" office:value-type="float" office:value="-15.2780914945019">
            <text:p>-15.2780914945</text:p>
          </table:table-cell>
          <table:table-cell office:value-type="float" office:value="-0.0103247">
            <text:p>-0.0103247</text:p>
          </table:table-cell>
          <table:table-cell office:value-type="float" office:value="0.00284013">
            <text:p>0.00284013</text:p>
          </table:table-cell>
          <table:table-cell office:value-type="float" office:value="0.498583">
            <text:p>0.498583</text:p>
          </table:table-cell>
          <table:table-cell office:value-type="float" office:value="0.263292">
            <text:p>0.263292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20</text:p>
          </table:table-cell>
          <table:table-cell office:value-type="float" office:value="-0.399932">
            <text:p>-0.399932</text:p>
          </table:table-cell>
          <table:table-cell table:formula="of:=[.B14]*(180/PI())" office:value-type="float" office:value="-22.914415692226">
            <text:p>-22.9144156922</text:p>
          </table:table-cell>
          <table:table-cell office:value-type="float" office:value="-0.0165149">
            <text:p>-0.0165149</text:p>
          </table:table-cell>
          <table:table-cell office:value-type="float" office:value="0.0044027">
            <text:p>0.0044027</text:p>
          </table:table-cell>
          <table:table-cell office:value-type="float" office:value="0.464244">
            <text:p>0.464244</text:p>
          </table:table-cell>
          <table:table-cell office:value-type="float" office:value="0.236509">
            <text:p>0.236509</text:p>
          </table:table-cell>
          <table:table-cell office:value-type="float" office:value="0.04">
            <text:p>0.04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25</text:p>
          </table:table-cell>
          <table:table-cell office:value-type="float" office:value="-0.433432">
            <text:p>-0.433432</text:p>
          </table:table-cell>
          <table:table-cell table:formula="of:=[.B15]*(180/PI())" office:value-type="float" office:value="-24.8338243059143">
            <text:p>-24.8338243059</text:p>
          </table:table-cell>
          <table:table-cell office:value-type="float" office:value="-0.0227282">
            <text:p>-0.0227282</text:p>
          </table:table-cell>
          <table:table-cell office:value-type="float" office:value="0.00525985">
            <text:p>0.00525985</text:p>
          </table:table-cell>
          <table:table-cell office:value-type="float" office:value="0.538861">
            <text:p>0.538861</text:p>
          </table:table-cell>
          <table:table-cell office:value-type="float" office:value="0.273006">
            <text:p>0.273006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30</text:p>
          </table:table-cell>
          <table:table-cell office:value-type="float" office:value="-0.433365">
            <text:p>-0.433365</text:p>
          </table:table-cell>
          <table:table-cell table:formula="of:=[.B16]*(180/PI())" office:value-type="float" office:value="-24.8299854886869">
            <text:p>-24.8299854887</text:p>
          </table:table-cell>
          <table:table-cell office:value-type="float" office:value="-0.0234232">
            <text:p>-0.0234232</text:p>
          </table:table-cell>
          <table:table-cell office:value-type="float" office:value="0.00736752">
            <text:p>0.00736752</text:p>
          </table:table-cell>
          <table:table-cell office:value-type="float" office:value="0.47465">
            <text:p>0.47465</text:p>
          </table:table-cell>
          <table:table-cell office:value-type="float" office:value="0.238129">
            <text:p>0.238129</text:p>
          </table:table-cell>
          <table:table-cell office:value-type="float" office:value="0.02">
            <text:p>0.02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office:value-type="string">
            <text:p>0-&gt;-35</text:p>
          </table:table-cell>
          <table:table-cell office:value-type="float" office:value="-0.269027">
            <text:p>-0.269027</text:p>
          </table:table-cell>
          <table:table-cell table:formula="of:=[.B17]*(180/PI())" office:value-type="float" office:value="-15.414111675066">
            <text:p>-15.4141116751</text:p>
          </table:table-cell>
          <table:table-cell office:value-type="float" office:value="-0.00981398">
            <text:p>-0.00981398</text:p>
          </table:table-cell>
          <table:table-cell office:value-type="float" office:value="0.00249131">
            <text:p>0.00249131</text:p>
          </table:table-cell>
          <table:table-cell office:value-type="float" office:value="0.372627">
            <text:p>0.372627</text:p>
          </table:table-cell>
          <table:table-cell office:value-type="float" office:value="0.184473">
            <text:p>0.184473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5-&gt;10</text:p>
          </table:table-cell>
          <table:table-cell office:value-type="float" office:value="0.0887365">
            <text:p>0.0887365</text:p>
          </table:table-cell>
          <table:table-cell table:formula="of:=[.B19]*(180/PI())" office:value-type="float" office:value="5.08422693876263">
            <text:p>5.0842269388</text:p>
          </table:table-cell>
          <table:table-cell table:number-columns-repeated="9"/>
        </table:table-row>
        <table:table-row table:style-name="ro1">
          <table:table-cell office:value-type="string">
            <text:p>10-&gt;15</text:p>
          </table:table-cell>
          <table:table-cell office:value-type="float" office:value="0.0852906">
            <text:p>0.0852906</text:p>
          </table:table-cell>
          <table:table-cell table:formula="of:=[.B20]*(180/PI())" office:value-type="float" office:value="4.8867914121385">
            <text:p>4.8867914121</text:p>
          </table:table-cell>
          <table:table-cell table:number-columns-repeated="9"/>
        </table:table-row>
        <table:table-row table:style-name="ro1">
          <table:table-cell office:value-type="string">
            <text:p>15-&gt;20</text:p>
          </table:table-cell>
          <table:table-cell office:value-type="float" office:value="0.0772051">
            <text:p>0.0772051</text:p>
          </table:table-cell>
          <table:table-cell table:formula="of:=[.B21]*(180/PI())" office:value-type="float" office:value="4.42352638688547">
            <text:p>4.4235263869</text:p>
          </table:table-cell>
          <table:table-cell table:number-columns-repeated="9"/>
        </table:table-row>
        <table:table-row table:style-name="ro1">
          <table:table-cell office:value-type="string">
            <text:p>20-&gt;25</text:p>
          </table:table-cell>
          <table:table-cell office:value-type="float" office:value="0.0776664">
            <text:p>0.0776664</text:p>
          </table:table-cell>
          <table:table-cell table:formula="of:=[.B22]*(180/PI())" office:value-type="float" office:value="4.44995692997486">
            <text:p>4.44995693</text:p>
          </table:table-cell>
          <table:table-cell table:number-columns-repeated="9"/>
        </table:table-row>
        <table:table-row table:style-name="ro1">
          <table:table-cell office:value-type="string">
            <text:p>25-&gt;30</text:p>
          </table:table-cell>
          <table:table-cell office:value-type="float" office:value="0.0735435">
            <text:p>0.0735435</text:p>
          </table:table-cell>
          <table:table-cell table:formula="of:=[.B23]*(180/PI())" office:value-type="float" office:value="4.21373216062037">
            <text:p>4.2137321606</text:p>
          </table:table-cell>
          <table:table-cell table:number-columns-repeated="9"/>
        </table:table-row>
        <table:table-row table:style-name="ro1">
          <table:table-cell office:value-type="string">
            <text:p>30-&gt;35</text:p>
          </table:table-cell>
          <table:table-cell office:value-type="float" office:value="0.0748054">
            <text:p>0.0748054</text:p>
          </table:table-cell>
          <table:table-cell table:formula="of:=[.B24]*(180/PI())" office:value-type="float" office:value="4.28603370478793">
            <text:p>4.2860337048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5-&gt;-10</text:p>
          </table:table-cell>
          <table:table-cell office:value-type="float" office:value="-0.0645957">
            <text:p>-0.0645957</text:p>
          </table:table-cell>
          <table:table-cell table:formula="of:=[.B26]*(180/PI())" office:value-type="float" office:value="-3.70106098469321">
            <text:p>-3.7010609847</text:p>
          </table:table-cell>
          <table:table-cell table:number-columns-repeated="9"/>
        </table:table-row>
        <table:table-row table:style-name="ro1">
          <table:table-cell office:value-type="string">
            <text:p>-10-&gt;-15</text:p>
          </table:table-cell>
          <table:table-cell office:value-type="float" office:value="-0.0820692">
            <text:p>-0.0820692</text:p>
          </table:table-cell>
          <table:table-cell table:formula="of:=[.B27]*(180/PI())" office:value-type="float" office:value="-4.70221878801506">
            <text:p>-4.702218788</text:p>
          </table:table-cell>
          <table:table-cell table:number-columns-repeated="9"/>
        </table:table-row>
        <table:table-row table:style-name="ro1">
          <table:table-cell office:value-type="string">
            <text:p>-15-&gt;-20</text:p>
          </table:table-cell>
          <table:table-cell office:value-type="float" office:value="-0.0860245">
            <text:p>-0.0860245</text:p>
          </table:table-cell>
          <table:table-cell table:formula="of:=[.B28]*(180/PI())" office:value-type="float" office:value="-4.92884078472315">
            <text:p>-4.9288407847</text:p>
          </table:table-cell>
          <table:table-cell table:number-columns-repeated="9"/>
        </table:table-row>
        <table:table-row table:style-name="ro1">
          <table:table-cell office:value-type="string">
            <text:p>-20-&gt;-25</text:p>
          </table:table-cell>
          <table:table-cell office:value-type="float" office:value="-0.0780507">
            <text:p>-0.0780507</text:p>
          </table:table-cell>
          <table:table-cell table:formula="of:=[.B29]*(180/PI())" office:value-type="float" office:value="-4.47197569804173">
            <text:p>-4.471975698</text:p>
          </table:table-cell>
          <table:table-cell table:number-columns-repeated="9"/>
        </table:table-row>
        <table:table-row table:style-name="ro1">
          <table:table-cell office:value-type="string">
            <text:p>-25-&gt;-30</text:p>
          </table:table-cell>
          <table:table-cell office:value-type="float" office:value="-0.0837177">
            <text:p>-0.0837177</text:p>
          </table:table-cell>
          <table:table-cell table:formula="of:=[.B30]*(180/PI())" office:value-type="float" office:value="-4.79667088054237">
            <text:p>-4.7966708805</text:p>
          </table:table-cell>
          <table:table-cell table:number-columns-repeated="9"/>
        </table:table-row>
        <table:table-row table:style-name="ro1">
          <table:table-cell office:value-type="string">
            <text:p>-30-&gt;-35</text:p>
          </table:table-cell>
          <table:table-cell office:value-type="float" office:value="-0.0839674">
            <text:p>-0.0839674</text:p>
          </table:table-cell>
          <table:table-cell table:formula="of:=[.B31]*(180/PI())" office:value-type="float" office:value="-4.81097763668679">
            <text:p>-4.810977636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5-&gt;15</text:p>
          </table:table-cell>
          <table:table-cell office:value-type="float" office:value="0.145794">
            <text:p>0.145794</text:p>
          </table:table-cell>
          <table:table-cell table:formula="of:=[.B33]*(180/PI())" office:value-type="float" office:value="8.35338087833033">
            <text:p>8.3533808783</text:p>
          </table:table-cell>
          <table:table-cell table:number-columns-repeated="9"/>
        </table:table-row>
        <table:table-row table:style-name="ro1">
          <table:table-cell office:value-type="string">
            <text:p>10-&gt;20</text:p>
          </table:table-cell>
          <table:table-cell office:value-type="float" office:value="0.143255">
            <text:p>0.143255</text:p>
          </table:table-cell>
          <table:table-cell table:formula="of:=[.B34]*(180/PI())" office:value-type="float" office:value="8.20790689414661">
            <text:p>8.2079068941</text:p>
          </table:table-cell>
          <table:table-cell table:number-columns-repeated="9"/>
        </table:table-row>
        <table:table-row table:style-name="ro1">
          <table:table-cell office:value-type="string">
            <text:p>15-&gt;25</text:p>
          </table:table-cell>
          <table:table-cell office:value-type="float" office:value="0.120008">
            <text:p>0.120008</text:p>
          </table:table-cell>
          <table:table-cell table:formula="of:=[.B35]*(180/PI())" office:value-type="float" office:value="6.87595190780598">
            <text:p>6.8759519078</text:p>
          </table:table-cell>
          <table:table-cell table:number-columns-repeated="9"/>
        </table:table-row>
        <table:table-row table:style-name="ro1">
          <table:table-cell office:value-type="string">
            <text:p>20-&gt;30</text:p>
          </table:table-cell>
          <table:table-cell office:value-type="float" office:value="0.132846">
            <text:p>0.132846</text:p>
          </table:table-cell>
          <table:table-cell table:formula="of:=[.B36]*(180/PI())" office:value-type="float" office:value="7.61151512519493">
            <text:p>7.6115151252</text:p>
          </table:table-cell>
          <table:table-cell table:number-columns-repeated="9"/>
        </table:table-row>
        <table:table-row table:style-name="ro1">
          <table:table-cell office:value-type="string">
            <text:p>25-&gt;35</text:p>
          </table:table-cell>
          <table:table-cell office:value-type="float" office:value="0.127536">
            <text:p>0.127536</text:p>
          </table:table-cell>
          <table:table-cell table:formula="of:=[.B37]*(180/PI())" office:value-type="float" office:value="7.30727453598047">
            <text:p>7.307274536</text:p>
          </table:table-cell>
          <table:table-cell table:number-columns-repeated="9"/>
        </table:table-row>
        <table:table-row table:style-name="ro1">
          <table:table-cell/>
          <table:table-cell/>
          <table:table-cell table:formula="of:=[.B38]*(180/PI())" office:value-type="float" office:value="0">
            <text:p>0</text:p>
          </table:table-cell>
          <table:table-cell table:number-columns-repeated="9"/>
        </table:table-row>
        <table:table-row table:style-name="ro1">
          <table:table-cell office:value-type="string">
            <text:p>-5-&gt;-15</text:p>
          </table:table-cell>
          <table:table-cell office:value-type="float" office:value="-0.181051">
            <text:p>-0.181051</text:p>
          </table:table-cell>
          <table:table-cell table:formula="of:=[.B39]*(180/PI())" office:value-type="float" office:value="-10.3734581766231">
            <text:p>-10.3734581766</text:p>
          </table:table-cell>
          <table:table-cell table:number-columns-repeated="9"/>
        </table:table-row>
        <table:table-row table:style-name="ro1">
          <table:table-cell office:value-type="string">
            <text:p>-10-&gt;-20</text:p>
          </table:table-cell>
          <table:table-cell office:value-type="float" office:value="-0.180099">
            <text:p>-0.180099</text:p>
          </table:table-cell>
          <table:table-cell table:formula="of:=[.B40]*(180/PI())" office:value-type="float" office:value="-10.3189125945266">
            <text:p>-10.3189125945</text:p>
          </table:table-cell>
          <table:table-cell table:number-columns-repeated="9"/>
        </table:table-row>
        <table:table-row table:style-name="ro1">
          <table:table-cell office:value-type="string">
            <text:p>-15-&gt;-25</text:p>
          </table:table-cell>
          <table:table-cell office:value-type="float" office:value="-0.191464">
            <text:p>-0.191464</text:p>
          </table:table-cell>
          <table:table-cell table:formula="of:=[.B41]*(180/PI())" office:value-type="float" office:value="-10.9700791286928">
            <text:p>-10.9700791287</text:p>
          </table:table-cell>
          <table:table-cell table:number-columns-repeated="9"/>
        </table:table-row>
        <table:table-row table:style-name="ro1">
          <table:table-cell office:value-type="string">
            <text:p>-20-&gt;-30</text:p>
          </table:table-cell>
          <table:table-cell office:value-type="float" office:value="-0.173599">
            <text:p>-0.173599</text:p>
          </table:table-cell>
          <table:table-cell table:formula="of:=[.B42]*(180/PI())" office:value-type="float" office:value="-9.94649002769158">
            <text:p>-9.9464900277</text:p>
          </table:table-cell>
          <table:table-cell table:number-columns-repeated="9"/>
        </table:table-row>
        <table:table-row table:style-name="ro1">
          <table:table-cell office:value-type="string">
            <text:p>-25-&gt;-35</text:p>
          </table:table-cell>
          <table:table-cell office:value-type="float" office:value="-0.18164">
            <text:p>-0.18164</text:p>
          </table:table-cell>
          <table:table-cell table:formula="of:=[.B43]*(180/PI())" office:value-type="float" office:value="-10.4072053907563">
            <text:p>-10.4072053908</text:p>
          </table:table-cell>
          <table:table-cell table:number-columns-repeated="9"/>
        </table:table-row>
        <table:table-row table:style-name="ro1" table:number-rows-repeated="104853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4" table:number-columns-repeated="12" table:default-cell-style-name="Default"/>
        <table:table-row table:style-name="ro1">
          <table:table-cell table:style-name="ce1" office:value-type="string" table:number-columns-spanned="10" table:number-rows-spanned="1">
            <text:p>METHOD 2: ROTATION &amp; SCALED TRANSL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692446">
            <text:p>0.0692446</text:p>
          </table:table-cell>
          <table:table-cell table:formula="of:=[.B3]*(180/PI())" office:value-type="float" office:value="3.96742333407158">
            <text:p>3.9674233341</text:p>
          </table:table-cell>
          <table:table-cell table:number-columns-repeated="3"/>
          <table:table-cell office:value-type="float" office:value="0.00935675">
            <text:p>0.00935675</text:p>
          </table:table-cell>
          <table:table-cell office:value-type="float" office:value="0.01">
            <text:p>0.01</text:p>
          </table:table-cell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float" office:value="0.00212365">
            <text:p>0.00212365</text:p>
          </table:table-cell>
          <table:table-cell office:value-type="float" office:value="0.00394494">
            <text:p>0.00394494</text:p>
          </table:table-cell>
        </table:table-row>
        <table:table-row table:style-name="ro1">
          <table:table-cell office:value-type="string">
            <text:p>0-&gt;10</text:p>
          </table:table-cell>
          <table:table-cell office:value-type="float" office:value="0.136263">
            <text:p>0.136263</text:p>
          </table:table-cell>
          <table:table-cell table:formula="of:=[.B4]*(180/PI())" office:value-type="float" office:value="7.80729480379114">
            <text:p>7.8072948038</text:p>
          </table:table-cell>
          <table:table-cell table:number-columns-repeated="3"/>
          <table:table-cell office:value-type="float" office:value="0.224388">
            <text:p>0.224388</text:p>
          </table:table-cell>
          <table:table-cell office:value-type="float" office:value="0.01">
            <text:p>0.01</text:p>
          </table:table-cell>
          <table:table-cell office:value-type="float" office:value="41">
            <text:p>41</text:p>
          </table:table-cell>
          <table:table-cell office:value-type="float" office:value="173">
            <text:p>173</text:p>
          </table:table-cell>
          <table:table-cell office:value-type="float" office:value="0.00536774">
            <text:p>0.00536774</text:p>
          </table:table-cell>
          <table:table-cell office:value-type="float" office:value="0.00107299">
            <text:p>0.00107299</text:p>
          </table:table-cell>
        </table:table-row>
        <table:table-row table:style-name="ro1">
          <table:table-cell office:value-type="string">
            <text:p>0-&gt;15</text:p>
          </table:table-cell>
          <table:table-cell office:value-type="float" office:value="0.152798">
            <text:p>0.152798</text:p>
          </table:table-cell>
          <table:table-cell table:formula="of:=[.B5]*(180/PI())" office:value-type="float" office:value="8.75468051803995">
            <text:p>8.754680518</text:p>
          </table:table-cell>
          <table:table-cell table:number-columns-repeated="3"/>
          <table:table-cell office:value-type="float" office:value="0.67586">
            <text:p>0.67586</text:p>
          </table:table-cell>
          <table:table-cell office:value-type="float" office:value="0.02">
            <text:p>0.02</text:p>
          </table:table-cell>
          <table:table-cell office:value-type="float" office:value="46">
            <text:p>46</text:p>
          </table:table-cell>
          <table:table-cell office:value-type="float" office:value="165">
            <text:p>165</text:p>
          </table:table-cell>
          <table:table-cell office:value-type="float" office:value="-0.00132371">
            <text:p>-0.00132371</text:p>
          </table:table-cell>
          <table:table-cell table:style-name="ce4" office:value-type="float" office:value="0.0000505079">
            <text:p>5.05E-005</text:p>
          </table:table-cell>
        </table:table-row>
        <table:table-row table:style-name="ro1">
          <table:table-cell office:value-type="string">
            <text:p>0-&gt;20</text:p>
          </table:table-cell>
          <table:table-cell office:value-type="float" office:value="0.242237">
            <text:p>0.242237</text:p>
          </table:table-cell>
          <table:table-cell table:formula="of:=[.B6]*(180/PI())" office:value-type="float" office:value="13.8791577419105">
            <text:p>13.8791577419</text:p>
          </table:table-cell>
          <table:table-cell table:number-columns-repeated="3"/>
          <table:table-cell office:value-type="float" office:value="0.869105">
            <text:p>0.869105</text:p>
          </table:table-cell>
          <table:table-cell office:value-type="float" office:value="0.02">
            <text:p>0.02</text:p>
          </table:table-cell>
          <table:table-cell office:value-type="float" office:value="61">
            <text:p>61</text:p>
          </table:table-cell>
          <table:table-cell office:value-type="float" office:value="143">
            <text:p>143</text:p>
          </table:table-cell>
          <table:table-cell office:value-type="float" office:value="0.0188857">
            <text:p>0.0188857</text:p>
          </table:table-cell>
          <table:table-cell office:value-type="float" office:value="0.0061695">
            <text:p>0.0061695</text:p>
          </table:table-cell>
        </table:table-row>
        <table:table-row table:style-name="ro1">
          <table:table-cell office:value-type="string">
            <text:p>0-&gt;25</text:p>
          </table:table-cell>
          <table:table-cell office:value-type="float" office:value="0.256954">
            <text:p>0.256954</text:p>
          </table:table-cell>
          <table:table-cell table:formula="of:=[.B7]*(180/PI())" office:value-type="float" office:value="14.7223797290046">
            <text:p>14.722379729</text:p>
          </table:table-cell>
          <table:table-cell table:number-columns-repeated="3"/>
          <table:table-cell office:value-type="float" office:value="1.50527">
            <text:p>1.50527</text:p>
          </table:table-cell>
          <table:table-cell office:value-type="float" office:value="0.02">
            <text:p>0.02</text:p>
          </table:table-cell>
          <table:table-cell office:value-type="float" office:value="75">
            <text:p>75</text:p>
          </table:table-cell>
          <table:table-cell office:value-type="float" office:value="131">
            <text:p>131</text:p>
          </table:table-cell>
          <table:table-cell office:value-type="float" office:value="0.0381472">
            <text:p>0.0381472</text:p>
          </table:table-cell>
          <table:table-cell office:value-type="float" office:value="0.0146528">
            <text:p>0.0146528</text:p>
          </table:table-cell>
        </table:table-row>
        <table:table-row table:style-name="ro1">
          <table:table-cell office:value-type="string">
            <text:p>0-&gt;30</text:p>
          </table:table-cell>
          <table:table-cell office:value-type="float" office:value="0.233317">
            <text:p>0.233317</text:p>
          </table:table-cell>
          <table:table-cell table:formula="of:=[.B8]*(180/PI())" office:value-type="float" office:value="13.3680793886538">
            <text:p>13.3680793887</text:p>
          </table:table-cell>
          <table:table-cell table:number-columns-repeated="3"/>
          <table:table-cell office:value-type="float" office:value="2.05737">
            <text:p>2.05737</text:p>
          </table:table-cell>
          <table:table-cell office:value-type="float" office:value="0.03">
            <text:p>0.03</text:p>
          </table:table-cell>
          <table:table-cell office:value-type="float" office:value="84">
            <text:p>84</text:p>
          </table:table-cell>
          <table:table-cell office:value-type="float" office:value="121">
            <text:p>121</text:p>
          </table:table-cell>
          <table:table-cell office:value-type="float" office:value="0.055601">
            <text:p>0.055601</text:p>
          </table:table-cell>
          <table:table-cell office:value-type="float" office:value="0.0190832">
            <text:p>0.0190832</text:p>
          </table:table-cell>
        </table:table-row>
        <table:table-row table:style-name="ro1">
          <table:table-cell office:value-type="string">
            <text:p>0-&gt;35</text:p>
          </table:table-cell>
          <table:table-cell office:value-type="float" office:value="0.0884723">
            <text:p>0.0884723</text:p>
          </table:table-cell>
          <table:table-cell table:formula="of:=[.B9]*(180/PI())" office:value-type="float" office:value="5.06908939381527">
            <text:p>5.0690893938</text:p>
          </table:table-cell>
          <table:table-cell table:number-columns-repeated="3"/>
          <table:table-cell office:value-type="float" office:value="2.9748">
            <text:p>2.9748</text:p>
          </table:table-cell>
          <table:table-cell office:value-type="float" office:value="0.03">
            <text:p>0.03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0.0759922">
            <text:p>0.0759922</text:p>
          </table:table-cell>
          <table:table-cell office:value-type="float" office:value="0.0100905">
            <text:p>0.01009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610134">
            <text:p>-0.0610134</text:p>
          </table:table-cell>
          <table:table-cell table:formula="of:=[.B11]*(180/PI())" office:value-type="float" office:value="-3.4958103137435">
            <text:p>-3.4958103137</text:p>
          </table:table-cell>
          <table:table-cell table:number-columns-repeated="3"/>
          <table:table-cell office:value-type="float" office:value="0.00893204">
            <text:p>0.00893204</text:p>
          </table:table-cell>
          <table:table-cell office:value-type="float" office:value="0.02">
            <text:p>0.02</text:p>
          </table:table-cell>
          <table:table-cell office:value-type="float" office:value="10">
            <text:p>10</text:p>
          </table:table-cell>
          <table:table-cell office:value-type="float" office:value="180">
            <text:p>180</text:p>
          </table:table-cell>
          <table:table-cell office:value-type="float" office:value="-0.00291691">
            <text:p>-0.00291691</text:p>
          </table:table-cell>
          <table:table-cell office:value-type="float" office:value="0.000490084">
            <text:p>0.000490084</text:p>
          </table:table-cell>
        </table:table-row>
        <table:table-row table:style-name="ro1">
          <table:table-cell office:value-type="string">
            <text:p>0-&gt;-10</text:p>
          </table:table-cell>
          <table:table-cell office:value-type="float" office:value="-0.169732">
            <text:p>-0.169732</text:p>
          </table:table-cell>
          <table:table-cell table:formula="of:=[.B12]*(180/PI())" office:value-type="float" office:value="-9.72492724831449">
            <text:p>-9.7249272483</text:p>
          </table:table-cell>
          <table:table-cell table:number-columns-repeated="3"/>
          <table:table-cell table:style-name="ce3" office:value-type="float" office:value="0.211924">
            <text:p>0.211924</text:p>
          </table:table-cell>
          <table:table-cell office:value-type="float" office:value="0.02">
            <text:p>0.02</text:p>
          </table:table-cell>
          <table:table-cell office:value-type="float" office:value="45">
            <text:p>45</text:p>
          </table:table-cell>
          <table:table-cell office:value-type="float" office:value="178">
            <text:p>178</text:p>
          </table:table-cell>
          <table:table-cell office:value-type="float" office:value="-0.0110604">
            <text:p>-0.0110604</text:p>
          </table:table-cell>
          <table:table-cell office:value-type="float" office:value="0.00131025">
            <text:p>0.00131025</text:p>
          </table:table-cell>
        </table:table-row>
        <table:table-row table:style-name="ro1">
          <table:table-cell office:value-type="string">
            <text:p>0-&gt;-15</text:p>
          </table:table-cell>
          <table:table-cell office:value-type="float" office:value="-0.266184">
            <text:p>-0.266184</text:p>
          </table:table-cell>
          <table:table-cell table:formula="of:=[.B13]*(180/PI())" office:value-type="float" office:value="-15.2512197739103">
            <text:p>-15.2512197739</text:p>
          </table:table-cell>
          <table:table-cell table:number-columns-repeated="3"/>
          <table:table-cell office:value-type="float" office:value="1.05916">
            <text:p>1.05916</text:p>
          </table:table-cell>
          <table:table-cell office:value-type="float" office:value="0.02">
            <text:p>0.02</text:p>
          </table:table-cell>
          <table:table-cell office:value-type="float" office:value="56">
            <text:p>56</text:p>
          </table:table-cell>
          <table:table-cell office:value-type="float" office:value="165">
            <text:p>165</text:p>
          </table:table-cell>
          <table:table-cell office:value-type="float" office:value="-0.0213181">
            <text:p>-0.0213181</text:p>
          </table:table-cell>
          <table:table-cell table:style-name="ce4" office:value-type="float" office:value="0.00000224511">
            <text:p>2.25E-006</text:p>
          </table:table-cell>
        </table:table-row>
        <table:table-row table:style-name="ro1">
          <table:table-cell office:value-type="string">
            <text:p>0-&gt;-20</text:p>
          </table:table-cell>
          <table:table-cell office:value-type="float" office:value="-0.39947">
            <text:p>-0.39947</text:p>
          </table:table-cell>
          <table:table-cell table:formula="of:=[.B14]*(180/PI())" office:value-type="float" office:value="-22.887945042091">
            <text:p>-22.8879450421</text:p>
          </table:table-cell>
          <table:table-cell table:number-columns-repeated="3"/>
          <table:table-cell office:value-type="float" office:value="1.09737">
            <text:p>1.09737</text:p>
          </table:table-cell>
          <table:table-cell office:value-type="float" office:value="0.02">
            <text:p>0.02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0361322">
            <text:p>-0.0361322</text:p>
          </table:table-cell>
          <table:table-cell office:value-type="float" office:value="0.00511373">
            <text:p>0.00511373</text:p>
          </table:table-cell>
        </table:table-row>
        <table:table-row table:style-name="ro1">
          <table:table-cell office:value-type="string">
            <text:p>0-&gt;-25</text:p>
          </table:table-cell>
          <table:table-cell office:value-type="float" office:value="-0.433399">
            <text:p>-0.433399</text:p>
          </table:table-cell>
          <table:table-cell table:formula="of:=[.B15]*(180/PI())" office:value-type="float" office:value="-24.8319335451904">
            <text:p>-24.8319335452</text:p>
          </table:table-cell>
          <table:table-cell table:number-columns-repeated="3"/>
          <table:table-cell office:value-type="float" office:value="0.94018">
            <text:p>0.94018</text:p>
          </table:table-cell>
          <table:table-cell office:value-type="float" office:value="0.02">
            <text:p>0.02</text:p>
          </table:table-cell>
          <table:table-cell office:value-type="float" office:value="91">
            <text:p>91</text:p>
          </table:table-cell>
          <table:table-cell office:value-type="float" office:value="102">
            <text:p>102</text:p>
          </table:table-cell>
          <table:table-cell office:value-type="float" office:value="-0.0419833">
            <text:p>-0.0419833</text:p>
          </table:table-cell>
          <table:table-cell office:value-type="float" office:value="0.00877872">
            <text:p>0.00877872</text:p>
          </table:table-cell>
        </table:table-row>
        <table:table-row table:style-name="ro1">
          <table:table-cell office:value-type="string">
            <text:p>0-&gt;-30</text:p>
          </table:table-cell>
          <table:table-cell office:value-type="float" office:value="-0.442952">
            <text:p>-0.442952</text:p>
          </table:table-cell>
          <table:table-cell table:formula="of:=[.B16]*(180/PI())" office:value-type="float" office:value="-25.3792801268788">
            <text:p>-25.3792801269</text:p>
          </table:table-cell>
          <table:table-cell table:number-columns-repeated="3"/>
          <table:table-cell office:value-type="float" office:value="1.05604">
            <text:p>1.05604</text:p>
          </table:table-cell>
          <table:table-cell office:value-type="float" office:value="0.02">
            <text:p>0.02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-0.0510534">
            <text:p>-0.0510534</text:p>
          </table:table-cell>
          <table:table-cell office:value-type="float" office:value="0.00619539">
            <text:p>0.00619539</text:p>
          </table:table-cell>
        </table:table-row>
        <table:table-row table:style-name="ro1">
          <table:table-cell office:value-type="string">
            <text:p>0-&gt;-35</text:p>
          </table:table-cell>
          <table:table-cell office:value-type="float" office:value="-0.309098">
            <text:p>-0.309098</text:p>
          </table:table-cell>
          <table:table-cell table:formula="of:=[.B17]*(180/PI())" office:value-type="float" office:value="-17.7100108559347">
            <text:p>-17.7100108559</text:p>
          </table:table-cell>
          <table:table-cell table:number-columns-repeated="3"/>
          <table:table-cell office:value-type="float" office:value="1.31897">
            <text:p>1.31897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-0.0283698">
            <text:p>-0.0283698</text:p>
          </table:table-cell>
          <table:table-cell office:value-type="float" office:value="0.000649072">
            <text:p>0.000649072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5-&gt;10</text:p>
          </table:table-cell>
          <table:table-cell office:value-type="float" office:value="0.0605551">
            <text:p>0.0605551</text:p>
          </table:table-cell>
          <table:table-cell table:formula="of:=[.B19]*(180/PI())" office:value-type="float" office:value="3.46955165799265">
            <text:p>3.469551658</text:p>
          </table:table-cell>
          <table:table-cell table:number-columns-repeated="9"/>
        </table:table-row>
        <table:table-row table:style-name="ro1">
          <table:table-cell office:value-type="string">
            <text:p>10-&gt;15</text:p>
          </table:table-cell>
          <table:table-cell office:value-type="float" office:value="0.0609614">
            <text:p>0.0609614</text:p>
          </table:table-cell>
          <table:table-cell table:formula="of:=[.B20]*(180/PI())" office:value-type="float" office:value="3.49283093320882">
            <text:p>3.4928309332</text:p>
          </table:table-cell>
          <table:table-cell table:number-columns-repeated="9"/>
        </table:table-row>
        <table:table-row table:style-name="ro1">
          <table:table-cell office:value-type="string">
            <text:p>15-&gt;20</text:p>
          </table:table-cell>
          <table:table-cell office:value-type="float" office:value="0.0657825">
            <text:p>0.0657825</text:p>
          </table:table-cell>
          <table:table-cell table:formula="of:=[.B21]*(180/PI())" office:value-type="float" office:value="3.76905961581934">
            <text:p>3.7690596158</text:p>
          </table:table-cell>
          <table:table-cell table:number-columns-repeated="9"/>
        </table:table-row>
        <table:table-row table:style-name="ro1">
          <table:table-cell office:value-type="string">
            <text:p>20-&gt;25</text:p>
          </table:table-cell>
          <table:table-cell office:value-type="float" office:value="0.0643721">
            <text:p>0.0643721</text:p>
          </table:table-cell>
          <table:table-cell table:formula="of:=[.B22]*(180/PI())" office:value-type="float" office:value="3.68824964839409">
            <text:p>3.6882496484</text:p>
          </table:table-cell>
          <table:table-cell table:number-columns-repeated="9"/>
        </table:table-row>
        <table:table-row table:style-name="ro1">
          <table:table-cell office:value-type="string">
            <text:p>25-&gt;30</text:p>
          </table:table-cell>
          <table:table-cell office:value-type="float" office:value="0.0611336">
            <text:p>0.0611336</text:p>
          </table:table-cell>
          <table:table-cell table:formula="of:=[.B23]*(180/PI())" office:value-type="float" office:value="3.50269726644097">
            <text:p>3.5026972664</text:p>
          </table:table-cell>
          <table:table-cell table:number-columns-repeated="9"/>
        </table:table-row>
        <table:table-row table:style-name="ro1">
          <table:table-cell office:value-type="string">
            <text:p>30-&gt;35</text:p>
          </table:table-cell>
          <table:table-cell office:value-type="float" office:value="0.0626439">
            <text:p>0.0626439</text:p>
          </table:table-cell>
          <table:table-cell table:formula="of:=[.B24]*(180/PI())" office:value-type="float" office:value="3.58923108223958">
            <text:p>3.589231082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5-&gt;-10</text:p>
          </table:table-cell>
          <table:table-cell office:value-type="float" office:value="-0.0797258">
            <text:p>-0.0797258</text:p>
          </table:table-cell>
          <table:table-cell table:formula="of:=[.B26]*(180/PI())" office:value-type="float" office:value="-4.5679518583041">
            <text:p>-4.5679518583</text:p>
          </table:table-cell>
          <table:table-cell table:number-columns-repeated="9"/>
        </table:table-row>
        <table:table-row table:style-name="ro1">
          <table:table-cell office:value-type="string">
            <text:p>-10-&gt;-15</text:p>
          </table:table-cell>
          <table:table-cell office:value-type="float" office:value="-0.0665277">
            <text:p>-0.0665277</text:p>
          </table:table-cell>
          <table:table-cell table:formula="of:=[.B27]*(180/PI())" office:value-type="float" office:value="-3.81175643071249">
            <text:p>-3.8117564307</text:p>
          </table:table-cell>
          <table:table-cell table:number-columns-repeated="9"/>
        </table:table-row>
        <table:table-row table:style-name="ro1">
          <table:table-cell office:value-type="string">
            <text:p>-15-&gt;-20</text:p>
          </table:table-cell>
          <table:table-cell office:value-type="float" office:value="-0.0863625">
            <text:p>-0.0863625</text:p>
          </table:table-cell>
          <table:table-cell table:formula="of:=[.B28]*(180/PI())" office:value-type="float" office:value="-4.94820675819857">
            <text:p>-4.9482067582</text:p>
          </table:table-cell>
          <table:table-cell table:number-columns-repeated="9"/>
        </table:table-row>
        <table:table-row table:style-name="ro1">
          <table:table-cell office:value-type="string">
            <text:p>-20-&gt;-25</text:p>
          </table:table-cell>
          <table:table-cell office:value-type="float" office:value="-0.0802009">
            <text:p>-0.0802009</text:p>
          </table:table-cell>
          <table:table-cell table:formula="of:=[.B29]*(180/PI())" office:value-type="float" office:value="-4.59517308315076">
            <text:p>-4.5951730832</text:p>
          </table:table-cell>
          <table:table-cell table:number-columns-repeated="9"/>
        </table:table-row>
        <table:table-row table:style-name="ro1">
          <table:table-cell office:value-type="string">
            <text:p>-25-&gt;-30</text:p>
          </table:table-cell>
          <table:table-cell office:value-type="float" office:value="-0.0834865">
            <text:p>-0.0834865</text:p>
          </table:table-cell>
          <table:table-cell table:formula="of:=[.B30]*(180/PI())" office:value-type="float" office:value="-4.78342409631895">
            <text:p>-4.7834240963</text:p>
          </table:table-cell>
          <table:table-cell table:number-columns-repeated="9"/>
        </table:table-row>
        <table:table-row table:style-name="ro1">
          <table:table-cell office:value-type="string">
            <text:p>-30-&gt;-35</text:p>
          </table:table-cell>
          <table:table-cell office:value-type="float" office:value="-0.083961">
            <text:p>-0.083961</text:p>
          </table:table-cell>
          <table:table-cell table:formula="of:=[.B31]*(180/PI())" office:value-type="float" office:value="-4.8106109436979">
            <text:p>-4.810610943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5-&gt;15</text:p>
          </table:table-cell>
          <table:table-cell office:value-type="float" office:value="0.145412">
            <text:p>0.145412</text:p>
          </table:table-cell>
          <table:table-cell table:formula="of:=[.B33]*(180/PI())" office:value-type="float" office:value="8.33149389055633">
            <text:p>8.3314938906</text:p>
          </table:table-cell>
          <table:table-cell table:number-columns-repeated="9"/>
        </table:table-row>
        <table:table-row table:style-name="ro1">
          <table:table-cell office:value-type="string">
            <text:p>10-&gt;20</text:p>
          </table:table-cell>
          <table:table-cell office:value-type="float" office:value="0.142983">
            <text:p>0.142983</text:p>
          </table:table-cell>
          <table:table-cell table:formula="of:=[.B34]*(180/PI())" office:value-type="float" office:value="8.19232244211905">
            <text:p>8.1923224421</text:p>
          </table:table-cell>
          <table:table-cell table:number-columns-repeated="9"/>
        </table:table-row>
        <table:table-row table:style-name="ro1">
          <table:table-cell office:value-type="string">
            <text:p>15-&gt;25</text:p>
          </table:table-cell>
          <table:table-cell office:value-type="float" office:value="0.119994">
            <text:p>0.119994</text:p>
          </table:table-cell>
          <table:table-cell table:formula="of:=[.B35]*(180/PI())" office:value-type="float" office:value="6.8751497668928">
            <text:p>6.8751497669</text:p>
          </table:table-cell>
          <table:table-cell table:number-columns-repeated="9"/>
        </table:table-row>
        <table:table-row table:style-name="ro1">
          <table:table-cell office:value-type="string">
            <text:p>20-&gt;30</text:p>
          </table:table-cell>
          <table:table-cell office:value-type="float" office:value="0.13284">
            <text:p>0.13284</text:p>
          </table:table-cell>
          <table:table-cell table:formula="of:=[.B36]*(180/PI())" office:value-type="float" office:value="7.61117135051786">
            <text:p>7.6111713505</text:p>
          </table:table-cell>
          <table:table-cell table:number-columns-repeated="9"/>
        </table:table-row>
        <table:table-row table:style-name="ro1">
          <table:table-cell office:value-type="string">
            <text:p>25-&gt;35</text:p>
          </table:table-cell>
          <table:table-cell office:value-type="float" office:value="0.127527">
            <text:p>0.127527</text:p>
          </table:table-cell>
          <table:table-cell table:formula="of:=[.B37]*(180/PI())" office:value-type="float" office:value="7.30675887396485">
            <text:p>7.30675887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5-&gt;-15</text:p>
          </table:table-cell>
          <table:table-cell office:value-type="float" office:value="-0.181028">
            <text:p>-0.181028</text:p>
          </table:table-cell>
          <table:table-cell table:formula="of:=[.B39]*(180/PI())" office:value-type="float" office:value="-10.3721403736943">
            <text:p>-10.3721403737</text:p>
          </table:table-cell>
          <table:table-cell table:number-columns-repeated="9"/>
        </table:table-row>
        <table:table-row table:style-name="ro1">
          <table:table-cell office:value-type="string">
            <text:p>-10-&gt;-20</text:p>
          </table:table-cell>
          <table:table-cell office:value-type="float" office:value="-0.179772">
            <text:p>-0.179772</text:p>
          </table:table-cell>
          <table:table-cell table:formula="of:=[.B40]*(180/PI())" office:value-type="float" office:value="-10.3001768746258">
            <text:p>-10.3001768746</text:p>
          </table:table-cell>
          <table:table-cell table:number-columns-repeated="9"/>
        </table:table-row>
        <table:table-row table:style-name="ro1">
          <table:table-cell office:value-type="string">
            <text:p>-15-&gt;-25</text:p>
          </table:table-cell>
          <table:table-cell office:value-type="float" office:value="-0.191459">
            <text:p>-0.191459</text:p>
          </table:table-cell>
          <table:table-cell table:formula="of:=[.B41]*(180/PI())" office:value-type="float" office:value="-10.9697926497952">
            <text:p>-10.9697926498</text:p>
          </table:table-cell>
          <table:table-cell table:number-columns-repeated="9"/>
        </table:table-row>
        <table:table-row table:style-name="ro1">
          <table:table-cell office:value-type="string">
            <text:p>-20-&gt;-30</text:p>
          </table:table-cell>
          <table:table-cell office:value-type="float" office:value="-0.173342">
            <text:p>-0.173342</text:p>
          </table:table-cell>
          <table:table-cell table:formula="of:=[.B42]*(180/PI())" office:value-type="float" office:value="-9.93176501235672">
            <text:p>-9.9317650124</text:p>
          </table:table-cell>
          <table:table-cell table:number-columns-repeated="9"/>
        </table:table-row>
        <table:table-row table:style-name="ro1">
          <table:table-cell office:value-type="string">
            <text:p>-25-&gt;-35</text:p>
          </table:table-cell>
          <table:table-cell office:value-type="float" office:value="-0.181361">
            <text:p>-0.181361</text:p>
          </table:table-cell>
          <table:table-cell table:formula="of:=[.B43]*(180/PI())" office:value-type="float" office:value="-10.3912198682721">
            <text:p>-10.3912198683</text:p>
          </table:table-cell>
          <table:table-cell table:number-columns-repeated="9"/>
        </table:table-row>
      </table:table>
      <table:table table:name="Sheet3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table:number-columns-spanned="10" table:number-rows-spanned="1">
            <text:p>METHOD 3: ROTATION &amp; SCALED TRANSLATION_WITH_REGULARIZATION</text:p>
          </table:table-cell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782005">
            <text:p>0.0782005</text:p>
          </table:table-cell>
          <table:table-cell table:formula="of:=[.B3]*(180/PI())" office:value-type="float" office:value="4.48055860581279">
            <text:p>4.4805586058</text:p>
          </table:table-cell>
          <table:table-cell table:number-columns-repeated="3"/>
          <table:table-cell office:value-type="float" office:value="0.00797172">
            <text:p>0.00797172</text:p>
          </table:table-cell>
          <table:table-cell office:value-type="float" office:value="0.02">
            <text:p>0.02</text:p>
          </table:table-cell>
          <table:table-cell office:value-type="float" office:value="11">
            <text:p>11</text:p>
          </table:table-cell>
          <table:table-cell office:value-type="float" office:value="200">
            <text:p>200</text:p>
          </table:table-cell>
          <table:table-cell office:value-type="float" office:value="0.00413556">
            <text:p>0.00413556</text:p>
          </table:table-cell>
          <table:table-cell office:value-type="float" office:value="-0.00363433">
            <text:p>-0.00363433</text:p>
          </table:table-cell>
        </table:table-row>
        <table:table-row table:style-name="ro1">
          <table:table-cell office:value-type="string">
            <text:p>0-&gt;10</text:p>
          </table:table-cell>
          <table:table-cell office:value-type="float" office:value="0.136389">
            <text:p>0.136389</text:p>
          </table:table-cell>
          <table:table-cell table:formula="of:=[.B4]*(180/PI())" office:value-type="float" office:value="7.81451407200978">
            <text:p>7.814514072</text:p>
          </table:table-cell>
          <table:table-cell table:number-columns-repeated="3"/>
          <table:table-cell office:value-type="float" office:value="0.22441">
            <text:p>0.22441</text:p>
          </table:table-cell>
          <table:table-cell office:value-type="float" office:value="0.02">
            <text:p>0.02</text:p>
          </table:table-cell>
          <table:table-cell office:value-type="float" office:value="31">
            <text:p>31</text:p>
          </table:table-cell>
          <table:table-cell office:value-type="float" office:value="173">
            <text:p>173</text:p>
          </table:table-cell>
          <table:table-cell office:value-type="float" office:value="0.00537398">
            <text:p>0.00537398</text:p>
          </table:table-cell>
          <table:table-cell office:value-type="float" office:value="0.00107511">
            <text:p>0.00107511</text:p>
          </table:table-cell>
        </table:table-row>
        <table:table-row table:style-name="ro1">
          <table:table-cell office:value-type="string">
            <text:p>0-&gt;15</text:p>
          </table:table-cell>
          <table:table-cell office:value-type="float" office:value="0.15289">
            <text:p>0.15289</text:p>
          </table:table-cell>
          <table:table-cell table:formula="of:=[.B5]*(180/PI())" office:value-type="float" office:value="8.75995172975516">
            <text:p>8.7599517298</text:p>
          </table:table-cell>
          <table:table-cell table:number-columns-repeated="3"/>
          <table:table-cell office:value-type="float" office:value="0.675889">
            <text:p>0.675889</text:p>
          </table:table-cell>
          <table:table-cell office:value-type="float" office:value="0.02">
            <text:p>0.02</text:p>
          </table:table-cell>
          <table:table-cell office:value-type="float" office:value="35">
            <text:p>35</text:p>
          </table:table-cell>
          <table:table-cell office:value-type="float" office:value="165">
            <text:p>165</text:p>
          </table:table-cell>
          <table:table-cell office:value-type="float" office:value="-0.00131818">
            <text:p>-0.00131818</text:p>
          </table:table-cell>
          <table:table-cell table:style-name="ce4" office:value-type="float" office:value="0.0000514625">
            <text:p>5.15E-005</text:p>
          </table:table-cell>
        </table:table-row>
        <table:table-row table:style-name="ro1">
          <table:table-cell office:value-type="string">
            <text:p>0-&gt;20</text:p>
          </table:table-cell>
          <table:table-cell office:value-type="float" office:value="0.242366">
            <text:p>0.242366</text:p>
          </table:table-cell>
          <table:table-cell table:formula="of:=[.B6]*(180/PI())" office:value-type="float" office:value="13.8865488974677">
            <text:p>13.8865488975</text:p>
          </table:table-cell>
          <table:table-cell table:number-columns-repeated="3"/>
          <table:table-cell office:value-type="float" office:value="0.86913">
            <text:p>0.86913</text:p>
          </table:table-cell>
          <table:table-cell office:value-type="float" office:value="0.03">
            <text:p>0.03</text:p>
          </table:table-cell>
          <table:table-cell office:value-type="float" office:value="49">
            <text:p>49</text:p>
          </table:table-cell>
          <table:table-cell office:value-type="float" office:value="143">
            <text:p>143</text:p>
          </table:table-cell>
          <table:table-cell office:value-type="float" office:value="0.0188987">
            <text:p>0.0188987</text:p>
          </table:table-cell>
          <table:table-cell office:value-type="float" office:value="0.00617452">
            <text:p>0.00617452</text:p>
          </table:table-cell>
        </table:table-row>
        <table:table-row table:style-name="ro1">
          <table:table-cell office:value-type="string">
            <text:p>0-&gt;25</text:p>
          </table:table-cell>
          <table:table-cell office:value-type="float" office:value="0.25704">
            <text:p>0.25704</text:p>
          </table:table-cell>
          <table:table-cell table:formula="of:=[.B7]*(180/PI())" office:value-type="float" office:value="14.7273071660427">
            <text:p>14.727307166</text:p>
          </table:table-cell>
          <table:table-cell table:number-columns-repeated="3"/>
          <table:table-cell office:value-type="float" office:value="1.5053">
            <text:p>1.5053</text:p>
          </table:table-cell>
          <table:table-cell office:value-type="float" office:value="0.03">
            <text:p>0.03</text:p>
          </table:table-cell>
          <table:table-cell office:value-type="float" office:value="61">
            <text:p>61</text:p>
          </table:table-cell>
          <table:table-cell office:value-type="float" office:value="131">
            <text:p>131</text:p>
          </table:table-cell>
          <table:table-cell office:value-type="float" office:value="0.0381574">
            <text:p>0.0381574</text:p>
          </table:table-cell>
          <table:table-cell office:value-type="float" office:value="0.0146565">
            <text:p>0.0146565</text:p>
          </table:table-cell>
        </table:table-row>
        <table:table-row table:style-name="ro1">
          <table:table-cell office:value-type="string">
            <text:p>0-&gt;30</text:p>
          </table:table-cell>
          <table:table-cell office:value-type="float" office:value="0.233458">
            <text:p>0.233458</text:p>
          </table:table-cell>
          <table:table-cell table:formula="of:=[.B8]*(180/PI())" office:value-type="float" office:value="13.3761580935652">
            <text:p>13.3761580936</text:p>
          </table:table-cell>
          <table:table-cell table:number-columns-repeated="3"/>
          <table:table-cell office:value-type="float" office:value="2.0574">
            <text:p>2.0574</text:p>
          </table:table-cell>
          <table:table-cell office:value-type="float" office:value="0.02">
            <text:p>0.02</text:p>
          </table:table-cell>
          <table:table-cell office:value-type="float" office:value="71">
            <text:p>71</text:p>
          </table:table-cell>
          <table:table-cell office:value-type="float" office:value="121">
            <text:p>121</text:p>
          </table:table-cell>
          <table:table-cell office:value-type="float" office:value="0.05562">
            <text:p>0.05562</text:p>
          </table:table-cell>
          <table:table-cell office:value-type="float" office:value="0.0190901">
            <text:p>0.0190901</text:p>
          </table:table-cell>
        </table:table-row>
        <table:table-row table:style-name="ro1">
          <table:table-cell office:value-type="string">
            <text:p>0-&gt;35</text:p>
          </table:table-cell>
          <table:table-cell office:value-type="float" office:value="0.0886239">
            <text:p>0.0886239</text:p>
          </table:table-cell>
          <table:table-cell table:formula="of:=[.B9]*(180/PI())" office:value-type="float" office:value="5.07777543398946">
            <text:p>5.077775434</text:p>
          </table:table-cell>
          <table:table-cell table:number-columns-repeated="3"/>
          <table:table-cell office:value-type="float" office:value="2.97482">
            <text:p>2.97482</text:p>
          </table:table-cell>
          <table:table-cell office:value-type="float" office:value="0.03">
            <text:p>0.03</text:p>
          </table:table-cell>
          <table:table-cell office:value-type="float" office:value="71">
            <text:p>71</text:p>
          </table:table-cell>
          <table:table-cell office:value-type="float" office:value="114">
            <text:p>114</text:p>
          </table:table-cell>
          <table:table-cell office:value-type="float" office:value="0.076016">
            <text:p>0.076016</text:p>
          </table:table-cell>
          <table:table-cell office:value-type="float" office:value="0.0100974">
            <text:p>0.0100974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0-&gt;-5</text:p>
          </table:table-cell>
          <table:table-cell office:value-type="float" office:value="-0.078885">
            <text:p>-0.078885</text:p>
          </table:table-cell>
          <table:table-cell table:formula="of:=[.B11]*(180/PI())" office:value-type="float" office:value="-4.5197775668895">
            <text:p>-4.5197775669</text:p>
          </table:table-cell>
          <table:table-cell table:number-columns-repeated="3"/>
          <table:table-cell office:value-type="float" office:value="0.00753331">
            <text:p>0.00753331</text:p>
          </table:table-cell>
          <table:table-cell office:value-type="float" office:value="0.02">
            <text:p>0.02</text:p>
          </table:table-cell>
          <table:table-cell office:value-type="float" office:value="13">
            <text:p>13</text:p>
          </table:table-cell>
          <table:table-cell office:value-type="float" office:value="200">
            <text:p>200</text:p>
          </table:table-cell>
          <table:table-cell office:value-type="float" office:value="-0.00582766">
            <text:p>-0.00582766</text:p>
          </table:table-cell>
          <table:table-cell office:value-type="float" office:value="0.00302401">
            <text:p>0.00302401</text:p>
          </table:table-cell>
        </table:table-row>
        <table:table-row table:style-name="ro1">
          <table:table-cell office:value-type="string">
            <text:p>0-&gt;-10</text:p>
          </table:table-cell>
          <table:table-cell office:value-type="float" office:value="-0.164006">
            <text:p>-0.164006</text:p>
          </table:table-cell>
          <table:table-cell table:formula="of:=[.B12]*(180/PI())" office:value-type="float" office:value="-9.39685161482258">
            <text:p>-9.3968516148</text:p>
          </table:table-cell>
          <table:table-cell table:number-columns-repeated="3"/>
          <table:table-cell office:value-type="float" office:value="0.217919">
            <text:p>0.217919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office:value-type="float" office:value="198">
            <text:p>198</text:p>
          </table:table-cell>
          <table:table-cell office:value-type="float" office:value="-0.00955082">
            <text:p>-0.00955082</text:p>
          </table:table-cell>
          <table:table-cell office:value-type="float" office:value="-0.00147584">
            <text:p>-0.00147584</text:p>
          </table:table-cell>
        </table:table-row>
        <table:table-row table:style-name="ro1">
          <table:table-cell office:value-type="string">
            <text:p>0-&gt;-15</text:p>
          </table:table-cell>
          <table:table-cell office:value-type="float" office:value="-0.254386">
            <text:p>-0.254386</text:p>
          </table:table-cell>
          <table:table-cell table:formula="of:=[.B13]*(180/PI())" office:value-type="float" office:value="-14.575244167215">
            <text:p>-14.5752441672</text:p>
          </table:table-cell>
          <table:table-cell table:number-columns-repeated="3"/>
          <table:table-cell office:value-type="float" office:value="1.07674">
            <text:p>1.07674</text:p>
          </table:table-cell>
          <table:table-cell office:value-type="float" office:value="0.02">
            <text:p>0.02</text:p>
          </table:table-cell>
          <table:table-cell office:value-type="float" office:value="37">
            <text:p>37</text:p>
          </table:table-cell>
          <table:table-cell office:value-type="float" office:value="183">
            <text:p>183</text:p>
          </table:table-cell>
          <table:table-cell office:value-type="float" office:value="-0.0193718">
            <text:p>-0.0193718</text:p>
          </table:table-cell>
          <table:table-cell office:value-type="float" office:value="0.0022298">
            <text:p>0.0022298</text:p>
          </table:table-cell>
        </table:table-row>
        <table:table-row table:style-name="ro1">
          <table:table-cell office:value-type="string">
            <text:p>0-&gt;-20</text:p>
          </table:table-cell>
          <table:table-cell office:value-type="float" office:value="-0.377023">
            <text:p>-0.377023</text:p>
          </table:table-cell>
          <table:table-cell table:formula="of:=[.B14]*(180/PI())" office:value-type="float" office:value="-21.6018266793608">
            <text:p>-21.6018266794</text:p>
          </table:table-cell>
          <table:table-cell table:number-columns-repeated="3"/>
          <table:table-cell office:value-type="float" office:value="1.21075">
            <text:p>1.21075</text:p>
          </table:table-cell>
          <table:table-cell office:value-type="float" office:value="0.02">
            <text:p>0.02</text:p>
          </table:table-cell>
          <table:table-cell office:value-type="float" office:value="42">
            <text:p>42</text:p>
          </table:table-cell>
          <table:table-cell office:value-type="float" office:value="154">
            <text:p>154</text:p>
          </table:table-cell>
          <table:table-cell office:value-type="float" office:value="-0.0302843">
            <text:p>-0.0302843</text:p>
          </table:table-cell>
          <table:table-cell office:value-type="float" office:value="0.0110074">
            <text:p>0.0110074</text:p>
          </table:table-cell>
        </table:table-row>
        <table:table-row table:style-name="ro1">
          <table:table-cell office:value-type="string">
            <text:p>0-&gt;-25</text:p>
          </table:table-cell>
          <table:table-cell office:value-type="float" office:value="-0.398488">
            <text:p>-0.398488</text:p>
          </table:table-cell>
          <table:table-cell table:formula="of:=[.B15]*(180/PI())" office:value-type="float" office:value="-22.8316805866091">
            <text:p>-22.8316805866</text:p>
          </table:table-cell>
          <table:table-cell table:number-columns-repeated="3"/>
          <table:table-cell office:value-type="float" office:value="1.09128">
            <text:p>1.09128</text:p>
          </table:table-cell>
          <table:table-cell office:value-type="float" office:value="0.02">
            <text:p>0.02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-0.0347143">
            <text:p>-0.0347143</text:p>
          </table:table-cell>
          <table:table-cell office:value-type="float" office:value="0.0173219">
            <text:p>0.0173219</text:p>
          </table:table-cell>
        </table:table-row>
        <table:table-row table:style-name="ro1">
          <table:table-cell office:value-type="string">
            <text:p>0-&gt;-30</text:p>
          </table:table-cell>
          <table:table-cell office:value-type="float" office:value="-0.405793">
            <text:p>-0.405793</text:p>
          </table:table-cell>
          <table:table-cell table:formula="of:=[.B16]*(180/PI())" office:value-type="float" office:value="-23.2502262559522">
            <text:p>-23.250226256</text:p>
          </table:table-cell>
          <table:table-cell table:number-columns-repeated="3"/>
          <table:table-cell office:value-type="float" office:value="1.17863">
            <text:p>1.17863</text:p>
          </table:table-cell>
          <table:table-cell office:value-type="float" office:value="0.03">
            <text:p>0.03</text:p>
          </table:table-cell>
          <table:table-cell office:value-type="float" office:value="83">
            <text:p>83</text:p>
          </table:table-cell>
          <table:table-cell office:value-type="float" office:value="80">
            <text:p>80</text:p>
          </table:table-cell>
          <table:table-cell office:value-type="float" office:value="-0.0440415">
            <text:p>-0.0440415</text:p>
          </table:table-cell>
          <table:table-cell office:value-type="float" office:value="0.0119486">
            <text:p>0.0119486</text:p>
          </table:table-cell>
        </table:table-row>
        <table:table-row table:style-name="ro1">
          <table:table-cell office:value-type="string">
            <text:p>0-&gt;-35</text:p>
          </table:table-cell>
          <table:table-cell office:value-type="float" office:value="-0.258203">
            <text:p>-0.258203</text:p>
          </table:table-cell>
          <table:table-cell table:formula="of:=[.B17]*(180/PI())" office:value-type="float" office:value="-14.7939421576164">
            <text:p>-14.7939421576</text:p>
          </table:table-cell>
          <table:table-cell table:number-columns-repeated="3"/>
          <table:table-cell office:value-type="float" office:value="1.70643">
            <text:p>1.70643</text:p>
          </table:table-cell>
          <table:table-cell office:value-type="float" office:value="0.03">
            <text:p>0.0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-0.0474929">
            <text:p>-0.0474929</text:p>
          </table:table-cell>
          <table:table-cell office:value-type="float" office:value="0.0133493">
            <text:p>0.0133493</text:p>
          </table:table-cell>
        </table:table-row>
        <table:table-row table:style-name="ro3">
          <table:table-cell table:number-columns-repeated="12"/>
        </table:table-row>
        <table:table-row table:style-name="ro1">
          <table:table-cell office:value-type="string">
            <text:p>5-&gt;10</text:p>
          </table:table-cell>
          <table:table-cell office:value-type="float" office:value="0.0791612">
            <text:p>0.0791612</text:p>
          </table:table-cell>
          <table:table-cell table:formula="of:=[.B19]*(180/PI())" office:value-type="float" office:value="4.53560266119101">
            <text:p>4.5356026612</text:p>
          </table:table-cell>
          <table:table-cell table:number-columns-repeated="9"/>
        </table:table-row>
        <table:table-row table:style-name="ro1">
          <table:table-cell office:value-type="string">
            <text:p>10-&gt;15</text:p>
          </table:table-cell>
          <table:table-cell office:value-type="float" office:value="0.078479">
            <text:p>0.078479</text:p>
          </table:table-cell>
          <table:table-cell table:formula="of:=[.B20]*(180/PI())" office:value-type="float" office:value="4.49651548040719">
            <text:p>4.4965154804</text:p>
          </table:table-cell>
          <table:table-cell table:number-columns-repeated="9"/>
        </table:table-row>
        <table:table-row table:style-name="ro1">
          <table:table-cell office:value-type="string">
            <text:p>15-&gt;20</text:p>
          </table:table-cell>
          <table:table-cell office:value-type="float" office:value="0.0755353">
            <text:p>0.0755353</text:p>
          </table:table-cell>
          <table:table-cell table:formula="of:=[.B21]*(180/PI())" office:value-type="float" office:value="4.32785389425453">
            <text:p>4.3278538943</text:p>
          </table:table-cell>
          <table:table-cell table:number-columns-repeated="9"/>
        </table:table-row>
        <table:table-row table:style-name="ro1">
          <table:table-cell office:value-type="string">
            <text:p>20-&gt;25</text:p>
          </table:table-cell>
          <table:table-cell office:value-type="float" office:value="0.0762707">
            <text:p>0.0762707</text:p>
          </table:table-cell>
          <table:table-cell table:formula="of:=[.B22]*(180/PI())" office:value-type="float" office:value="4.36998921050845">
            <text:p>4.3699892105</text:p>
          </table:table-cell>
          <table:table-cell table:number-columns-repeated="9"/>
        </table:table-row>
        <table:table-row table:style-name="ro1">
          <table:table-cell office:value-type="string">
            <text:p>25-&gt;30</text:p>
          </table:table-cell>
          <table:table-cell office:value-type="float" office:value="0.0720436">
            <text:p>0.0720436</text:p>
          </table:table-cell>
          <table:table-cell table:formula="of:=[.B23]*(180/PI())" office:value-type="float" office:value="4.1277942209287">
            <text:p>4.1277942209</text:p>
          </table:table-cell>
          <table:table-cell table:number-columns-repeated="9"/>
        </table:table-row>
        <table:table-row table:style-name="ro1">
          <table:table-cell office:value-type="string">
            <text:p>30-&gt;35</text:p>
          </table:table-cell>
          <table:table-cell office:value-type="float" office:value="0.0734115">
            <text:p>0.0734115</text:p>
          </table:table-cell>
          <table:table-cell table:formula="of:=[.B24]*(180/PI())" office:value-type="float" office:value="4.20616911772464">
            <text:p>4.2061691177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5-&gt;-10</text:p>
          </table:table-cell>
          <table:table-cell office:value-type="float" office:value="-0.0785742">
            <text:p>-0.0785742</text:p>
          </table:table-cell>
          <table:table-cell table:formula="of:=[.B26]*(180/PI())" office:value-type="float" office:value="-4.50197003861683">
            <text:p>-4.5019700386</text:p>
          </table:table-cell>
          <table:table-cell table:number-columns-repeated="9"/>
        </table:table-row>
        <table:table-row table:style-name="ro1">
          <table:table-cell office:value-type="string">
            <text:p>-10-&gt;-15</text:p>
          </table:table-cell>
          <table:table-cell office:value-type="float" office:value="-0.0785672">
            <text:p>-0.0785672</text:p>
          </table:table-cell>
          <table:table-cell table:formula="of:=[.B27]*(180/PI())" office:value-type="float" office:value="-4.50156896816024">
            <text:p>-4.5015689682</text:p>
          </table:table-cell>
          <table:table-cell table:number-columns-repeated="9"/>
        </table:table-row>
        <table:table-row table:style-name="ro1">
          <table:table-cell office:value-type="string">
            <text:p>-15-&gt;-20</text:p>
          </table:table-cell>
          <table:table-cell office:value-type="float" office:value="-0.0863337">
            <text:p>-0.0863337</text:p>
          </table:table-cell>
          <table:table-cell table:formula="of:=[.B28]*(180/PI())" office:value-type="float" office:value="-4.9465566397486">
            <text:p>-4.9465566397</text:p>
          </table:table-cell>
          <table:table-cell table:number-columns-repeated="9"/>
        </table:table-row>
        <table:table-row table:style-name="ro1">
          <table:table-cell office:value-type="string">
            <text:p>-20-&gt;-25</text:p>
          </table:table-cell>
          <table:table-cell office:value-type="float" office:value="-0.0800544">
            <text:p>-0.0800544</text:p>
          </table:table-cell>
          <table:table-cell table:formula="of:=[.B29]*(180/PI())" office:value-type="float" office:value="-4.5867792514521">
            <text:p>-4.5867792515</text:p>
          </table:table-cell>
          <table:table-cell table:number-columns-repeated="9"/>
        </table:table-row>
        <table:table-row table:style-name="ro1">
          <table:table-cell office:value-type="string">
            <text:p>-25-&gt;-30</text:p>
          </table:table-cell>
          <table:table-cell office:value-type="float" office:value="-0.0836919">
            <text:p>-0.0836919</text:p>
          </table:table-cell>
          <table:table-cell table:formula="of:=[.B30]*(180/PI())" office:value-type="float" office:value="-4.79519264943093">
            <text:p>-4.7951926494</text:p>
          </table:table-cell>
          <table:table-cell table:number-columns-repeated="9"/>
        </table:table-row>
        <table:table-row table:style-name="ro1">
          <table:table-cell office:value-type="string">
            <text:p>-30-&gt;-35</text:p>
          </table:table-cell>
          <table:table-cell office:value-type="float" office:value="-0.0839686">
            <text:p>-0.0839686</text:p>
          </table:table-cell>
          <table:table-cell table:formula="of:=[.B31]*(180/PI())" office:value-type="float" office:value="-4.8110463916222">
            <text:p>-4.8110463916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5-&gt;15</text:p>
          </table:table-cell>
          <table:table-cell office:value-type="float" office:value="0.145524">
            <text:p>0.145524</text:p>
          </table:table-cell>
          <table:table-cell table:formula="of:=[.B33]*(180/PI())" office:value-type="float" office:value="8.33791101786179">
            <text:p>8.3379110179</text:p>
          </table:table-cell>
          <table:table-cell table:number-columns-repeated="9"/>
        </table:table-row>
        <table:table-row table:style-name="ro1">
          <table:table-cell office:value-type="string">
            <text:p>10-&gt;20</text:p>
          </table:table-cell>
          <table:table-cell office:value-type="float" office:value="0.143063">
            <text:p>0.143063</text:p>
          </table:table-cell>
          <table:table-cell table:formula="of:=[.B34]*(180/PI())" office:value-type="float" office:value="8.1969061044801">
            <text:p>8.1969061045</text:p>
          </table:table-cell>
          <table:table-cell table:number-columns-repeated="9"/>
        </table:table-row>
        <table:table-row table:style-name="ro1">
          <table:table-cell office:value-type="string">
            <text:p>15-&gt;25</text:p>
          </table:table-cell>
          <table:table-cell office:value-type="float" office:value="0.119996">
            <text:p>0.119996</text:p>
          </table:table-cell>
          <table:table-cell table:formula="of:=[.B35]*(180/PI())" office:value-type="float" office:value="6.87526435845183">
            <text:p>6.8752643585</text:p>
          </table:table-cell>
          <table:table-cell table:number-columns-repeated="9"/>
        </table:table-row>
        <table:table-row table:style-name="ro1">
          <table:table-cell office:value-type="string">
            <text:p>20-&gt;30</text:p>
          </table:table-cell>
          <table:table-cell office:value-type="float" office:value="0.132839">
            <text:p>0.132839</text:p>
          </table:table-cell>
          <table:table-cell table:formula="of:=[.B36]*(180/PI())" office:value-type="float" office:value="7.61111405473834">
            <text:p>7.6111140547</text:p>
          </table:table-cell>
          <table:table-cell table:number-columns-repeated="9"/>
        </table:table-row>
        <table:table-row table:style-name="ro1">
          <table:table-cell office:value-type="string">
            <text:p>25-&gt;35</text:p>
          </table:table-cell>
          <table:table-cell office:value-type="float" office:value="0.127527">
            <text:p>0.127527</text:p>
          </table:table-cell>
          <table:table-cell table:formula="of:=[.B37]*(180/PI())" office:value-type="float" office:value="7.30675887396485">
            <text:p>7.306758874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-5-&gt;-15</text:p>
          </table:table-cell>
          <table:table-cell office:value-type="float" office:value="-0.181045">
            <text:p>-0.181045</text:p>
          </table:table-cell>
          <table:table-cell table:formula="of:=[.B39]*(180/PI())" office:value-type="float" office:value="-10.373114401946">
            <text:p>-10.3731144019</text:p>
          </table:table-cell>
          <table:table-cell table:number-columns-repeated="9"/>
        </table:table-row>
        <table:table-row table:style-name="ro1">
          <table:table-cell office:value-type="string">
            <text:p>-10-&gt;-20</text:p>
          </table:table-cell>
          <table:table-cell office:value-type="float" office:value="-0.18002">
            <text:p>-0.18002</text:p>
          </table:table-cell>
          <table:table-cell table:formula="of:=[.B40]*(180/PI())" office:value-type="float" office:value="-10.3143862279451">
            <text:p>-10.3143862279</text:p>
          </table:table-cell>
          <table:table-cell table:number-columns-repeated="9"/>
        </table:table-row>
        <table:table-row table:style-name="ro1">
          <table:table-cell office:value-type="string">
            <text:p>-15-&gt;-25</text:p>
          </table:table-cell>
          <table:table-cell office:value-type="float" office:value="-0.19146">
            <text:p>-0.19146</text:p>
          </table:table-cell>
          <table:table-cell table:formula="of:=[.B41]*(180/PI())" office:value-type="float" office:value="-10.9698499455747">
            <text:p>-10.9698499456</text:p>
          </table:table-cell>
          <table:table-cell table:number-columns-repeated="9"/>
        </table:table-row>
        <table:table-row table:style-name="ro1">
          <table:table-cell office:value-type="string">
            <text:p>-20-&gt;-30</text:p>
          </table:table-cell>
          <table:table-cell office:value-type="float" office:value="-0.173568">
            <text:p>-0.173568</text:p>
          </table:table-cell>
          <table:table-cell table:formula="of:=[.B42]*(180/PI())" office:value-type="float" office:value="-9.94471385852667">
            <text:p>-9.9447138585</text:p>
          </table:table-cell>
          <table:table-cell table:number-columns-repeated="9"/>
        </table:table-row>
        <table:table-row table:style-name="ro1">
          <table:table-cell office:value-type="string">
            <text:p>-25-&gt;-35</text:p>
          </table:table-cell>
          <table:table-cell office:value-type="float" office:value="-0.181456">
            <text:p>-0.181456</text:p>
          </table:table-cell>
          <table:table-cell table:formula="of:=[.B43]*(180/PI())" office:value-type="float" office:value="-10.3966629673259">
            <text:p>-10.3966629673</text:p>
          </table:table-cell>
          <table:table-cell table:number-columns-repeated="9"/>
        </table:table-row>
      </table:table>
      <table:table table:name="Sheet4" table:style-name="ta1">
        <table:table-column table:style-name="co4" table:default-cell-style-name="Default"/>
        <table:table-column table:style-name="co5" table:number-columns-repeated="4" table:default-cell-style-name="Default"/>
        <table:table-column table:style-name="co4" table:number-columns-repeated="9" table:default-cell-style-name="Default"/>
        <table:table-row table:style-name="ro1">
          <table:table-cell table:style-name="ce1" office:value-type="string" table:number-columns-spanned="12" table:number-rows-spanned="1">
            <text:p>METHOD 4: ESTIMATE RIGID TRANSFORM</text:p>
          </table:table-cell>
          <table:covered-table-cell table:number-columns-repeated="2" table:style-name="ce1"/>
          <table:covered-table-cell table:number-columns-repeated="9" table:style-name="ce2"/>
          <table:table-cell table:style-name="ce2" table:number-columns-repeated="2"/>
        </table:table-row>
        <table:table-row table:style-name="ro2">
          <table:table-cell table:style-name="ce2" office:value-type="string">
            <text:p>Actual Angle</text:p>
          </table:table-cell>
          <table:table-cell table:style-name="ce2" office:value-type="string">
            <text:p>sin</text:p>
          </table:table-cell>
          <table:table-cell table:style-name="ce2" office:value-type="string">
            <text:p>cos</text:p>
          </table:table-cell>
          <table:table-cell table:number-columns-repeated="2" table:style-name="ce2" office:value-type="string">
            <text:p>Output Angle</text:p>
          </table:table-cell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 table:style-name="ce2" office:value-type="string">
            <text:p>Z</text:p>
          </table:table-cell>
          <table:table-cell table:style-name="ce2" office:value-type="string">
            <text:p>Error</text:p>
          </table:table-cell>
          <table:table-cell table:style-name="ce2" office:value-type="string">
            <text:p>Time</text:p>
          </table:table-cell>
          <table:table-cell table:style-name="ce2" office:value-type="string">
            <text:p>Iteration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x</text:p>
          </table:table-cell>
          <table:table-cell table:style-name="ce2" office:value-type="string">
            <text:p>Ty</text:p>
          </table:table-cell>
        </table:table-row>
        <table:table-row table:style-name="ro1">
          <table:table-cell office:value-type="string">
            <text:p>0-&gt;5</text:p>
          </table:table-cell>
          <table:table-cell office:value-type="float" office:value="0.080549">
            <text:p>0.080549</text:p>
          </table:table-cell>
          <table:table-cell office:value-type="float" office:value="0.99614">
            <text:p>0.99614</text:p>
          </table:table-cell>
          <table:table-cell table:formula="of:=ASIN([.B3])*180/PI()" office:value-type="float" office:value="4.62012296078134">
            <text:p>4.6201229608</text:p>
          </table:table-cell>
          <table:table-cell table:formula="of:=ACOS([.C3])*180/PI()" office:value-type="float" office:value="5.03583021879486">
            <text:p>5.0358302188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200">
            <text:p>200</text:p>
          </table:table-cell>
          <table:table-cell office:value-type="float" office:value="-1.287">
            <text:p>-1.287</text:p>
          </table:table-cell>
          <table:table-cell office:value-type="float" office:value="-0.24286">
            <text:p>-0.24286</text:p>
          </table:table-cell>
        </table:table-row>
        <table:table-row table:style-name="ro1">
          <table:table-cell office:value-type="string">
            <text:p>0-&gt;10</text:p>
          </table:table-cell>
          <table:table-cell office:value-type="float" office:value="0.1483879">
            <text:p>0.1483879</text:p>
          </table:table-cell>
          <table:table-cell office:value-type="float" office:value="0.98362">
            <text:p>0.98362</text:p>
          </table:table-cell>
          <table:table-cell table:formula="of:=ASIN([.B4])*180/PI()" office:value-type="float" office:value="8.53351454988004">
            <text:p>8.5335145499</text:p>
          </table:table-cell>
          <table:table-cell table:formula="of:=ACOS([.C4])*180/PI()" office:value-type="float" office:value="10.3845858068376">
            <text:p>10.3845858068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73">
            <text:p>173</text:p>
          </table:table-cell>
          <table:table-cell office:value-type="float" office:value="-3.1773">
            <text:p>-3.1773</text:p>
          </table:table-cell>
          <table:table-cell office:value-type="float" office:value="-0.37356">
            <text:p>-0.37356</text:p>
          </table:table-cell>
        </table:table-row>
        <table:table-row table:style-name="ro1">
          <table:table-cell office:value-type="string">
            <text:p>0-&gt;15</text:p>
          </table:table-cell>
          <table:table-cell office:value-type="float" office:value="0.2303235">
            <text:p>0.2303235</text:p>
          </table:table-cell>
          <table:table-cell office:value-type="float" office:value="0.966148">
            <text:p>0.966148</text:p>
          </table:table-cell>
          <table:table-cell table:formula="of:=ASIN([.B5])*180/PI()" office:value-type="float" office:value="13.3161182860808">
            <text:p>13.3161182861</text:p>
          </table:table-cell>
          <table:table-cell table:formula="of:=ACOS([.C5])*180/PI()" office:value-type="float" office:value="14.9507374981693">
            <text:p>14.9507374982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65">
            <text:p>165</text:p>
          </table:table-cell>
          <table:table-cell office:value-type="float" office:value="-5.00473">
            <text:p>-5.00473</text:p>
          </table:table-cell>
          <table:table-cell office:value-type="float" office:value="-1.23725">
            <text:p>-1.23725</text:p>
          </table:table-cell>
        </table:table-row>
        <table:table-row table:style-name="ro1">
          <table:table-cell office:value-type="string">
            <text:p>0-&gt;20</text:p>
          </table:table-cell>
          <table:table-cell office:value-type="float" office:value="0.3101269">
            <text:p>0.3101269</text:p>
          </table:table-cell>
          <table:table-cell office:value-type="float" office:value="0.94434">
            <text:p>0.94434</text:p>
          </table:table-cell>
          <table:table-cell table:formula="of:=ASIN([.B6])*180/PI()" office:value-type="float" office:value="18.0668782378034">
            <text:p>18.0668782378</text:p>
          </table:table-cell>
          <table:table-cell table:formula="of:=ACOS([.C6])*180/PI()" office:value-type="float" office:value="19.2063354868679">
            <text:p>19.2063354869</text:p>
          </table:table-cell>
          <table:table-cell table:number-columns-repeated="4"/>
          <table:table-cell office:value-type="float" office:value="0.03">
            <text:p>0.03</text:p>
          </table:table-cell>
          <table:table-cell/>
          <table:table-cell office:value-type="float" office:value="143">
            <text:p>143</text:p>
          </table:table-cell>
          <table:table-cell office:value-type="float" office:value="-8.193376">
            <text:p>-8.193376</text:p>
          </table:table-cell>
          <table:table-cell office:value-type="float" office:value="-2.9811">
            <text:p>-2.9811</text:p>
          </table:table-cell>
        </table:table-row>
        <table:table-row table:style-name="ro1">
          <table:table-cell office:value-type="string">
            <text:p>0-&gt;25</text:p>
          </table:table-cell>
          <table:table-cell office:value-type="float" office:value="0.373585">
            <text:p>0.373585</text:p>
          </table:table-cell>
          <table:table-cell office:value-type="float" office:value="0.921429">
            <text:p>0.921429</text:p>
          </table:table-cell>
          <table:table-cell table:formula="of:=ASIN([.B7])*180/PI()" office:value-type="float" office:value="21.9368841681104">
            <text:p>21.9368841681</text:p>
          </table:table-cell>
          <table:table-cell table:formula="of:=ACOS([.C7])*180/PI()" office:value-type="float" office:value="22.8641058045455">
            <text:p>22.8641058045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31">
            <text:p>131</text:p>
          </table:table-cell>
          <table:table-cell office:value-type="float" office:value="-6.53373">
            <text:p>-6.53373</text:p>
          </table:table-cell>
          <table:table-cell office:value-type="float" office:value="-2.988">
            <text:p>-2.988</text:p>
          </table:table-cell>
        </table:table-row>
        <table:table-row table:style-name="ro1">
          <table:table-cell office:value-type="string">
            <text:p>0-&gt;30</text:p>
          </table:table-cell>
          <table:table-cell office:value-type="string">
            <text:p>------</text:p>
          </table:table-cell>
          <table:table-cell table:number-columns-repeated="12"/>
        </table:table-row>
        <table:table-row table:style-name="ro1">
          <table:table-cell office:value-type="string">
            <text:p>0-&gt;35</text:p>
          </table:table-cell>
          <table:table-cell office:value-type="string">
            <text:p>------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0-&gt;-5</text:p>
          </table:table-cell>
          <table:table-cell office:value-type="float" office:value="-0.08063">
            <text:p>-0.08063</text:p>
          </table:table-cell>
          <table:table-cell office:value-type="float" office:value="0.99658">
            <text:p>0.99658</text:p>
          </table:table-cell>
          <table:table-cell table:formula="of:=ASIN([.B11])*180/PI()" office:value-type="float" office:value="-4.6247790634724">
            <text:p>-4.6247790635</text:p>
          </table:table-cell>
          <table:table-cell table:formula="of:=ACOS([.C11])*180/PI()" office:value-type="float" office:value="4.73995845182392">
            <text:p>4.7399584518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200">
            <text:p>200</text:p>
          </table:table-cell>
          <table:table-cell office:value-type="float" office:value="1.37265">
            <text:p>1.37265</text:p>
          </table:table-cell>
          <table:table-cell office:value-type="float" office:value="0.10536">
            <text:p>0.10536</text:p>
          </table:table-cell>
        </table:table-row>
        <table:table-row table:style-name="ro1">
          <table:table-cell office:value-type="string">
            <text:p>0-&gt;-10</text:p>
          </table:table-cell>
          <table:table-cell office:value-type="float" office:value="-0.152869">
            <text:p>-0.152869</text:p>
          </table:table-cell>
          <table:table-cell office:value-type="float" office:value="0.986949">
            <text:p>0.986949</text:p>
          </table:table-cell>
          <table:table-cell table:formula="of:=ASIN([.B12])*180/PI()" office:value-type="float" office:value="-8.79322609545457">
            <text:p>-8.7932260955</text:p>
          </table:table-cell>
          <table:table-cell table:formula="of:=ACOS([.C12])*180/PI()" office:value-type="float" office:value="9.26686829642439">
            <text:p>9.2668682964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98">
            <text:p>198</text:p>
          </table:table-cell>
          <table:table-cell office:value-type="float" office:value="2.144063">
            <text:p>2.144063</text:p>
          </table:table-cell>
          <table:table-cell office:value-type="float" office:value="-0.185649">
            <text:p>-0.185649</text:p>
          </table:table-cell>
        </table:table-row>
        <table:table-row table:style-name="ro1">
          <table:table-cell office:value-type="string">
            <text:p>0-&gt;-15</text:p>
          </table:table-cell>
          <table:table-cell office:value-type="float" office:value="-0.234419">
            <text:p>-0.234419</text:p>
          </table:table-cell>
          <table:table-cell office:value-type="float" office:value="0.966059">
            <text:p>0.966059</text:p>
          </table:table-cell>
          <table:table-cell table:formula="of:=ASIN([.B13])*180/PI()" office:value-type="float" office:value="-13.5573772972125">
            <text:p>-13.5573772972</text:p>
          </table:table-cell>
          <table:table-cell table:formula="of:=ACOS([.C13])*180/PI()" office:value-type="float" office:value="14.970490455009">
            <text:p>14.970490455</text:p>
          </table:table-cell>
          <table:table-cell table:number-columns-repeated="4"/>
          <table:table-cell office:value-type="float" office:value="0.03">
            <text:p>0.03</text:p>
          </table:table-cell>
          <table:table-cell/>
          <table:table-cell office:value-type="float" office:value="183">
            <text:p>183</text:p>
          </table:table-cell>
          <table:table-cell office:value-type="float" office:value="2.79614">
            <text:p>2.79614</text:p>
          </table:table-cell>
          <table:table-cell office:value-type="float" office:value="-0.66136">
            <text:p>-0.66136</text:p>
          </table:table-cell>
        </table:table-row>
        <table:table-row table:style-name="ro1">
          <table:table-cell office:value-type="string">
            <text:p>0-&gt;-20</text:p>
          </table:table-cell>
          <table:table-cell office:value-type="float" office:value="-0.31401">
            <text:p>-0.31401</text:p>
          </table:table-cell>
          <table:table-cell office:value-type="float" office:value="0.9457971">
            <text:p>0.9457971</text:p>
          </table:table-cell>
          <table:table-cell table:formula="of:=ASIN([.B14])*180/PI()" office:value-type="float" office:value="-18.301058747757">
            <text:p>-18.3010587478</text:p>
          </table:table-cell>
          <table:table-cell table:formula="of:=ACOS([.C14])*180/PI()" office:value-type="float" office:value="18.9509222617727">
            <text:p>18.9509222618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54">
            <text:p>154</text:p>
          </table:table-cell>
          <table:table-cell office:value-type="float" office:value="3.520055">
            <text:p>3.520055</text:p>
          </table:table-cell>
          <table:table-cell office:value-type="float" office:value="-1.04473">
            <text:p>-1.04473</text:p>
          </table:table-cell>
        </table:table-row>
        <table:table-row table:style-name="ro1">
          <table:table-cell office:value-type="string">
            <text:p>0-&gt;-25</text:p>
          </table:table-cell>
          <table:table-cell office:value-type="float" office:value="-0.38471">
            <text:p>-0.38471</text:p>
          </table:table-cell>
          <table:table-cell office:value-type="float" office:value="0.915473">
            <text:p>0.915473</text:p>
          </table:table-cell>
          <table:table-cell table:formula="of:=ASIN([.B15])*180/PI()" office:value-type="float" office:value="-22.6257378908653">
            <text:p>-22.6257378909</text:p>
          </table:table-cell>
          <table:table-cell table:formula="of:=ACOS([.C15])*180/PI()" office:value-type="float" office:value="23.72701114227">
            <text:p>23.7270111423</text:p>
          </table:table-cell>
          <table:table-cell table:number-columns-repeated="4"/>
          <table:table-cell office:value-type="float" office:value="0.02">
            <text:p>0.02</text:p>
          </table:table-cell>
          <table:table-cell/>
          <table:table-cell office:value-type="float" office:value="121">
            <text:p>121</text:p>
          </table:table-cell>
          <table:table-cell office:value-type="float" office:value="4.98346">
            <text:p>4.98346</text:p>
          </table:table-cell>
          <table:table-cell office:value-type="float" office:value="-1.6643">
            <text:p>-1.6643</text:p>
          </table:table-cell>
        </table:table-row>
        <table:table-row table:style-name="ro1">
          <table:table-cell office:value-type="string">
            <text:p>0-&gt;-30</text:p>
          </table:table-cell>
          <table:table-cell office:value-type="float" office:value="-0.46228">
            <text:p>-0.46228</text:p>
          </table:table-cell>
          <table:table-cell office:value-type="float" office:value="0.8758">
            <text:p>0.8758</text:p>
          </table:table-cell>
          <table:table-cell table:formula="of:=ASIN([.B16])*180/PI()" office:value-type="float" office:value="-27.5343298734944">
            <text:p>-27.5343298735</text:p>
          </table:table-cell>
          <table:table-cell table:formula="of:=ACOS([.C16])*180/PI()" office:value-type="float" office:value="28.860202793622">
            <text:p>28.8602027936</text:p>
          </table:table-cell>
          <table:table-cell table:number-columns-repeated="4"/>
          <table:table-cell office:value-type="float" office:value="0.03">
            <text:p>0.03</text:p>
          </table:table-cell>
          <table:table-cell/>
          <table:table-cell office:value-type="float" office:value="80">
            <text:p>80</text:p>
          </table:table-cell>
          <table:table-cell office:value-type="float" office:value="5.77533">
            <text:p>5.77533</text:p>
          </table:table-cell>
          <table:table-cell office:value-type="float" office:value="0.08148">
            <text:p>0.08148</text:p>
          </table:table-cell>
        </table:table-row>
        <table:table-row table:style-name="ro1">
          <table:table-cell office:value-type="string">
            <text:p>0-&gt;-35</text:p>
          </table:table-cell>
          <table:table-cell office:value-type="string">
            <text:p>------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5-&gt;10</text:p>
          </table:table-cell>
          <table:table-cell office:value-type="float" office:value="0.0820807">
            <text:p>0.0820807</text:p>
          </table:table-cell>
          <table:table-cell office:value-type="float" office:value="0.995029">
            <text:p>0.995029</text:p>
          </table:table-cell>
          <table:table-cell table:formula="of:=ASIN([.B19])*180/PI()" office:value-type="float" office:value="4.70817450087517">
            <text:p>4.7081745009</text:p>
          </table:table-cell>
          <table:table-cell table:formula="of:=ACOS([.C19])*180/PI()" office:value-type="float" office:value="5.71530724771052">
            <text:p>5.7153072477</text:p>
          </table:table-cell>
          <table:table-cell table:number-columns-repeated="9"/>
        </table:table-row>
        <table:table-row table:style-name="ro1">
          <table:table-cell office:value-type="string">
            <text:p>10-&gt;15</text:p>
          </table:table-cell>
          <table:table-cell office:value-type="float" office:value="0.081324">
            <text:p>0.081324</text:p>
          </table:table-cell>
          <table:table-cell office:value-type="float" office:value="0.996321">
            <text:p>0.996321</text:p>
          </table:table-cell>
          <table:table-cell table:formula="of:=ASIN([.B20])*180/PI()" office:value-type="float" office:value="4.66467334929272">
            <text:p>4.6646733493</text:p>
          </table:table-cell>
          <table:table-cell table:formula="of:=ACOS([.C20])*180/PI()" office:value-type="float" office:value="4.91627039980428">
            <text:p>4.9162703998</text:p>
          </table:table-cell>
          <table:table-cell table:number-columns-repeated="9"/>
        </table:table-row>
        <table:table-row table:style-name="ro1">
          <table:table-cell office:value-type="string">
            <text:p>15-&gt;20</text:p>
          </table:table-cell>
          <table:table-cell office:value-type="float" office:value="0.0787169">
            <text:p>0.0787169</text:p>
          </table:table-cell>
          <table:table-cell office:value-type="float" office:value="0.99545">
            <text:p>0.99545</text:p>
          </table:table-cell>
          <table:table-cell table:formula="of:=ASIN([.B21])*180/PI()" office:value-type="float" office:value="4.51481692284432">
            <text:p>4.5148169228</text:p>
          </table:table-cell>
          <table:table-cell table:formula="of:=ACOS([.C21])*180/PI()" office:value-type="float" office:value="5.4677435393252">
            <text:p>5.4677435393</text:p>
          </table:table-cell>
          <table:table-cell table:number-columns-repeated="9"/>
        </table:table-row>
        <table:table-row table:style-name="ro1">
          <table:table-cell office:value-type="string">
            <text:p>20-&gt;25</text:p>
          </table:table-cell>
          <table:table-cell office:value-type="float" office:value="0.0775513">
            <text:p>0.0775513</text:p>
          </table:table-cell>
          <table:table-cell office:value-type="float" office:value="0.9977">
            <text:p>0.9977</text:p>
          </table:table-cell>
          <table:table-cell table:formula="of:=ASIN([.B22])*180/PI()" office:value-type="float" office:value="4.44782816423256">
            <text:p>4.4478281642</text:p>
          </table:table-cell>
          <table:table-cell table:formula="of:=ACOS([.C22])*180/PI()" office:value-type="float" office:value="3.88673403321299">
            <text:p>3.8867340332</text:p>
          </table:table-cell>
          <table:table-cell table:number-columns-repeated="9"/>
        </table:table-row>
        <table:table-row table:style-name="ro1">
          <table:table-cell office:value-type="string">
            <text:p>25-&gt;30</text:p>
          </table:table-cell>
          <table:table-cell office:value-type="float" office:value="0.073598">
            <text:p>0.073598</text:p>
          </table:table-cell>
          <table:table-cell office:value-type="float" office:value="0.996744">
            <text:p>0.996744</text:p>
          </table:table-cell>
          <table:table-cell table:formula="of:=ASIN([.B23])*180/PI()" office:value-type="float" office:value="4.2206709719472">
            <text:p>4.2206709719</text:p>
          </table:table-cell>
          <table:table-cell table:formula="of:=ACOS([.C23])*180/PI()" office:value-type="float" office:value="4.62485091267078">
            <text:p>4.6248509127</text:p>
          </table:table-cell>
          <table:table-cell table:number-columns-repeated="9"/>
        </table:table-row>
        <table:table-row table:style-name="ro1">
          <table:table-cell office:value-type="string">
            <text:p>30-&gt;35</text:p>
          </table:table-cell>
          <table:table-cell office:value-type="float" office:value="0.074801">
            <text:p>0.074801</text:p>
          </table:table-cell>
          <table:table-cell office:value-type="float" office:value="0.996688">
            <text:p>0.996688</text:p>
          </table:table-cell>
          <table:table-cell table:formula="of:=ASIN([.B24])*180/PI()" office:value-type="float" office:value="4.28978832662483">
            <text:p>4.2897883266</text:p>
          </table:table-cell>
          <table:table-cell table:formula="of:=ACOS([.C24])*180/PI()" office:value-type="float" office:value="4.66447459912721">
            <text:p>4.6644745991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-5-&gt;-10</text:p>
          </table:table-cell>
          <table:table-cell office:value-type="float" office:value="-0.080197">
            <text:p>-0.080197</text:p>
          </table:table-cell>
          <table:table-cell office:value-type="float" office:value="0.99558">
            <text:p>0.99558</text:p>
          </table:table-cell>
          <table:table-cell table:formula="of:=ASIN([.B26])*180/PI()" office:value-type="float" office:value="-4.59988938779118">
            <text:p>-4.5998893878</text:p>
          </table:table-cell>
          <table:table-cell table:formula="of:=ACOS([.C26])*180/PI()" office:value-type="float" office:value="5.38900839118277">
            <text:p>5.3890083912</text:p>
          </table:table-cell>
          <table:table-cell table:number-columns-repeated="9"/>
        </table:table-row>
        <table:table-row table:style-name="ro1">
          <table:table-cell office:value-type="string">
            <text:p>-10-&gt;-15</text:p>
          </table:table-cell>
          <table:table-cell office:value-type="float" office:value="-0.08224">
            <text:p>-0.08224</text:p>
          </table:table-cell>
          <table:table-cell office:value-type="float" office:value="0.995293">
            <text:p>0.995293</text:p>
          </table:table-cell>
          <table:table-cell table:formula="of:=ASIN([.B27])*180/PI()" office:value-type="float" office:value="-4.71733268124031">
            <text:p>-4.7173326812</text:p>
          </table:table-cell>
          <table:table-cell table:formula="of:=ACOS([.C27])*180/PI()" office:value-type="float" office:value="5.5613500079295">
            <text:p>5.5613500079</text:p>
          </table:table-cell>
          <table:table-cell table:number-columns-repeated="9"/>
        </table:table-row>
        <table:table-row table:style-name="ro1">
          <table:table-cell office:value-type="string">
            <text:p>-15-&gt;-20</text:p>
          </table:table-cell>
          <table:table-cell office:value-type="float" office:value="-0.08198">
            <text:p>-0.08198</text:p>
          </table:table-cell>
          <table:table-cell office:value-type="float" office:value="0.9930589">
            <text:p>0.9930589</text:p>
          </table:table-cell>
          <table:table-cell table:formula="of:=ASIN([.B28])*180/PI()" office:value-type="float" office:value="-4.70238530531304">
            <text:p>-4.7023853053</text:p>
          </table:table-cell>
          <table:table-cell table:formula="of:=ACOS([.C28])*180/PI()" office:value-type="float" office:value="6.75465711541031">
            <text:p>6.7546571154</text:p>
          </table:table-cell>
          <table:table-cell table:number-columns-repeated="9"/>
        </table:table-row>
        <table:table-row table:style-name="ro1">
          <table:table-cell office:value-type="string">
            <text:p>-20-&gt;-25</text:p>
          </table:table-cell>
          <table:table-cell office:value-type="float" office:value="-0.07862">
            <text:p>-0.07862</text:p>
          </table:table-cell>
          <table:table-cell office:value-type="float" office:value="0.99386192">
            <text:p>0.99386192</text:p>
          </table:table-cell>
          <table:table-cell table:formula="of:=ASIN([.B29])*180/PI()" office:value-type="float" office:value="-4.50924770187298">
            <text:p>-4.5092477019</text:p>
          </table:table-cell>
          <table:table-cell table:formula="of:=ACOS([.C29])*180/PI()" office:value-type="float" office:value="6.35149992653663">
            <text:p>6.3514999265</text:p>
          </table:table-cell>
          <table:table-cell table:number-columns-repeated="9"/>
        </table:table-row>
        <table:table-row table:style-name="ro1">
          <table:table-cell office:value-type="string">
            <text:p>-25-&gt;-30</text:p>
          </table:table-cell>
          <table:table-cell office:value-type="float" office:value="-0.078409">
            <text:p>-0.078409</text:p>
          </table:table-cell>
          <table:table-cell office:value-type="float" office:value="0.994287">
            <text:p>0.994287</text:p>
          </table:table-cell>
          <table:table-cell table:formula="of:=ASIN([.B30])*180/PI()" office:value-type="float" office:value="-4.49712085645864">
            <text:p>-4.4971208565</text:p>
          </table:table-cell>
          <table:table-cell table:formula="of:=ACOS([.C30])*180/PI()" office:value-type="float" office:value="6.1274068752228">
            <text:p>6.1274068752</text:p>
          </table:table-cell>
          <table:table-cell table:number-columns-repeated="9"/>
        </table:table-row>
        <table:table-row table:style-name="ro1">
          <table:table-cell office:value-type="string">
            <text:p>-30-&gt;-35</text:p>
          </table:table-cell>
          <table:table-cell office:value-type="float" office:value="-0.07912">
            <text:p>-0.07912</text:p>
          </table:table-cell>
          <table:table-cell office:value-type="float" office:value="0.9920384">
            <text:p>0.9920384</text:p>
          </table:table-cell>
          <table:table-cell table:formula="of:=ASIN([.B31])*180/PI()" office:value-type="float" office:value="-4.53798511156288">
            <text:p>-4.5379851116</text:p>
          </table:table-cell>
          <table:table-cell table:formula="of:=ACOS([.C31])*180/PI()" office:value-type="float" office:value="7.23479731647327">
            <text:p>7.2347973165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5-&gt;15</text:p>
          </table:table-cell>
          <table:table-cell office:value-type="float" office:value="0.15195">
            <text:p>0.15195</text:p>
          </table:table-cell>
          <table:table-cell office:value-type="float" office:value="0.981337">
            <text:p>0.981337</text:p>
          </table:table-cell>
          <table:table-cell table:formula="of:=ASIN([.B33])*180/PI()" office:value-type="float" office:value="8.7399488570328">
            <text:p>8.739948857</text:p>
          </table:table-cell>
          <table:table-cell table:formula="of:=ACOS([.C33])*180/PI()" office:value-type="float" office:value="11.0867975648208">
            <text:p>11.0867975648</text:p>
          </table:table-cell>
          <table:table-cell table:number-columns-repeated="9"/>
        </table:table-row>
        <table:table-row table:style-name="ro1">
          <table:table-cell office:value-type="string">
            <text:p>10-&gt;20</text:p>
          </table:table-cell>
          <table:table-cell office:value-type="float" office:value="0.15454">
            <text:p>0.15454</text:p>
          </table:table-cell>
          <table:table-cell office:value-type="float" office:value="0.981875">
            <text:p>0.981875</text:p>
          </table:table-cell>
          <table:table-cell table:formula="of:=ASIN([.B34])*180/PI()" office:value-type="float" office:value="8.89011874428301">
            <text:p>8.8901187443</text:p>
          </table:table-cell>
          <table:table-cell table:formula="of:=ACOS([.C34])*180/PI()" office:value-type="float" office:value="10.9253357970052">
            <text:p>10.925335797</text:p>
          </table:table-cell>
          <table:table-cell table:number-columns-repeated="9"/>
        </table:table-row>
        <table:table-row table:style-name="ro1">
          <table:table-cell office:value-type="string">
            <text:p>15-&gt;25</text:p>
          </table:table-cell>
          <table:table-cell office:value-type="float" office:value="0.15083">
            <text:p>0.15083</text:p>
          </table:table-cell>
          <table:table-cell office:value-type="float" office:value="0.984093">
            <text:p>0.984093</text:p>
          </table:table-cell>
          <table:table-cell table:formula="of:=ASIN([.B35])*180/PI()" office:value-type="float" office:value="8.67502932497635">
            <text:p>8.675029325</text:p>
          </table:table-cell>
          <table:table-cell table:formula="of:=ACOS([.C35])*180/PI()" office:value-type="float" office:value="10.2331455330213">
            <text:p>10.233145533</text:p>
          </table:table-cell>
          <table:table-cell table:number-columns-repeated="9"/>
        </table:table-row>
        <table:table-row table:style-name="ro1">
          <table:table-cell office:value-type="string">
            <text:p>20-&gt;30</text:p>
          </table:table-cell>
          <table:table-cell office:value-type="float" office:value="0.1517638">
            <text:p>0.1517638</text:p>
          </table:table-cell>
          <table:table-cell office:value-type="float" office:value="0.985">
            <text:p>0.985</text:p>
          </table:table-cell>
          <table:table-cell table:formula="of:=ASIN([.B36])*180/PI()" office:value-type="float" office:value="8.72915520336247">
            <text:p>8.7291552034</text:p>
          </table:table-cell>
          <table:table-cell table:formula="of:=ACOS([.C36])*180/PI()" office:value-type="float" office:value="9.93636707214069">
            <text:p>9.9363670721</text:p>
          </table:table-cell>
          <table:table-cell table:number-columns-repeated="9"/>
        </table:table-row>
        <table:table-row table:style-name="ro1">
          <table:table-cell office:value-type="string">
            <text:p>25-&gt;35</text:p>
          </table:table-cell>
          <table:table-cell office:value-type="float" office:value="0.150157">
            <text:p>0.150157</text:p>
          </table:table-cell>
          <table:table-cell office:value-type="float" office:value="0.98546">
            <text:p>0.98546</text:p>
          </table:table-cell>
          <table:table-cell table:formula="of:=ASIN([.B37])*180/PI()" office:value-type="float" office:value="8.63602504476389">
            <text:p>8.6360250448</text:p>
          </table:table-cell>
          <table:table-cell table:formula="of:=ACOS([.C37])*180/PI()" office:value-type="float" office:value="9.7824460628819">
            <text:p>9.7824460629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-5-&gt;-15</text:p>
          </table:table-cell>
          <table:table-cell office:value-type="float" office:value="-0.158315">
            <text:p>-0.158315</text:p>
          </table:table-cell>
          <table:table-cell office:value-type="float" office:value="0.9834396">
            <text:p>0.9834396</text:p>
          </table:table-cell>
          <table:table-cell table:formula="of:=ASIN([.B39])*180/PI()" office:value-type="float" office:value="-9.10910631228162">
            <text:p>-9.1091063123</text:p>
          </table:table-cell>
          <table:table-cell table:formula="of:=ACOS([.C39])*180/PI()" office:value-type="float" office:value="10.4417721049216">
            <text:p>10.4417721049</text:p>
          </table:table-cell>
          <table:table-cell table:number-columns-repeated="9"/>
        </table:table-row>
        <table:table-row table:style-name="ro1">
          <table:table-cell office:value-type="string">
            <text:p>-10-&gt;-20</text:p>
          </table:table-cell>
          <table:table-cell office:value-type="float" office:value="-0.1563637">
            <text:p>-0.1563637</text:p>
          </table:table-cell>
          <table:table-cell office:value-type="float" office:value="0.98133159">
            <text:p>0.98133159</text:p>
          </table:table-cell>
          <table:table-cell table:formula="of:=ASIN([.B40])*180/PI()" office:value-type="float" office:value="-8.99589494481775">
            <text:p>-8.9958949448</text:p>
          </table:table-cell>
          <table:table-cell table:formula="of:=ACOS([.C40])*180/PI()" office:value-type="float" office:value="11.0884093932864">
            <text:p>11.0884093933</text:p>
          </table:table-cell>
          <table:table-cell table:number-columns-repeated="9"/>
        </table:table-row>
        <table:table-row table:style-name="ro1">
          <table:table-cell office:value-type="string">
            <text:p>-15-&gt;-25</text:p>
          </table:table-cell>
          <table:table-cell office:value-type="float" office:value="-0.156941">
            <text:p>-0.156941</text:p>
          </table:table-cell>
          <table:table-cell office:value-type="float" office:value="0.98213">
            <text:p>0.98213</text:p>
          </table:table-cell>
          <table:table-cell table:formula="of:=ASIN([.B41])*180/PI()" office:value-type="float" office:value="-9.02938527696242">
            <text:p>-9.029385277</text:p>
          </table:table-cell>
          <table:table-cell table:formula="of:=ACOS([.C41])*180/PI()" office:value-type="float" office:value="10.8479774232999">
            <text:p>10.8479774233</text:p>
          </table:table-cell>
          <table:table-cell table:number-columns-repeated="9"/>
        </table:table-row>
        <table:table-row table:style-name="ro1">
          <table:table-cell office:value-type="string">
            <text:p>-20-&gt;-30</text:p>
          </table:table-cell>
          <table:table-cell office:value-type="float" office:value="-0.1516905">
            <text:p>-0.1516905</text:p>
          </table:table-cell>
          <table:table-cell office:value-type="float" office:value="0.9807235">
            <text:p>0.9807235</text:p>
          </table:table-cell>
          <table:table-cell table:formula="of:=ASIN([.B42])*180/PI()" office:value-type="float" office:value="-8.72490622987459">
            <text:p>-8.7249062299</text:p>
          </table:table-cell>
          <table:table-cell table:formula="of:=ACOS([.C42])*180/PI()" office:value-type="float" office:value="11.2681297726567">
            <text:p>11.2681297727</text:p>
          </table:table-cell>
          <table:table-cell table:number-columns-repeated="9"/>
        </table:table-row>
        <table:table-row table:style-name="ro1">
          <table:table-cell office:value-type="string">
            <text:p>-25-&gt;-35</text:p>
          </table:table-cell>
          <table:table-cell office:value-type="float" office:value="-0.1734629">
            <text:p>-0.1734629</text:p>
          </table:table-cell>
          <table:table-cell office:value-type="float" office:value="0.9807171">
            <text:p>0.9807171</text:p>
          </table:table-cell>
          <table:table-cell table:formula="of:=ASIN([.B43])*180/PI()" office:value-type="float" office:value="-9.98922078719352">
            <text:p>-9.9892207872</text:p>
          </table:table-cell>
          <table:table-cell table:formula="of:=ACOS([.C43])*180/PI()" office:value-type="float" office:value="11.2700062395031">
            <text:p>11.2700062395</text:p>
          </table:table-cell>
          <table:table-cell table:number-columns-repeated="9"/>
        </table:table-row>
        <table:table-row table:style-name="ro1" table:number-rows-repeated="104853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raphs" table:style-name="ta1">
        <table:shapes>
          <draw:frame draw:z-index="0" draw:style-name="gr1" svg:width="6.298in" svg:height="3.5398in" svg:x="6.2984in" svg:y="3.2874in">
            <draw:object draw:notify-on-update-of-ranges="graphs.A1:graphs.A6 graphs.C1:graphs.C6 graphs.G1:graphs.G6 graphs.K1:graphs.K6 graphs.P1:graphs.P6 graphs.Q1:graphs.Q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4in" svg:height="3.5398in" svg:x="0in" svg:y="3.4874in">
            <draw:object draw:notify-on-update-of-ranges="graphs.A8:graphs.A13 graphs.C8:graphs.C13 graphs.G8:graphs.G13 graphs.K8:graphs.K13 graphs.P8:graphs.P13 graphs.Q8:graphs.Q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4in" svg:height="3.5398in" svg:x="0in" svg:y="0in">
            <draw:object draw:notify-on-update-of-ranges="graphs.A15:graphs.A19 graphs.C15:graphs.C19 graphs.G15:graphs.G19 graphs.K15:graphs.K19 graphs.P15:graphs.P19 graphs.Q15:graphs.Q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2984in" svg:height="3.5394in" svg:x="6.222in" svg:y="0in">
            <draw:object draw:notify-on-update-of-ranges="graphs.A21:graphs.A25 graphs.C21:graphs.C25 graphs.G21:graphs.G25 graphs.K21:graphs.K25 graphs.P21:graphs.P25 graphs.Q21:graphs.Q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4" table:visibility="collapse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2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2" table:default-cell-style-name="Default"/>
        <table:table-column table:style-name="co4" table:number-columns-repeated="2" table:default-cell-style-name="Default"/>
        <table:table-column table:style-name="co4" table:visibility="collapse" table:number-columns-repeated="3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5-&gt;10</text:p>
          </table:table-cell>
          <table:table-cell office:value-type="float" office:value="0.0887365">
            <text:p>0.0887365</text:p>
          </table:table-cell>
          <table:table-cell table:formula="of:=[.B1]*(180/PI())" office:value-type="float" office:value="5.08422693876263">
            <text:p>5.0842269388</text:p>
          </table:table-cell>
          <table:table-cell/>
          <table:table-cell office:value-type="string">
            <text:p>5-&gt;10</text:p>
          </table:table-cell>
          <table:table-cell office:value-type="float" office:value="0.0605551">
            <text:p>0.0605551</text:p>
          </table:table-cell>
          <table:table-cell table:formula="of:=[.F1]*(180/PI())" office:value-type="float" office:value="3.46955165799265">
            <text:p>3.469551658</text:p>
          </table:table-cell>
          <table:table-cell/>
          <table:table-cell office:value-type="string">
            <text:p>5-&gt;10</text:p>
          </table:table-cell>
          <table:table-cell office:value-type="float" office:value="0.0791612">
            <text:p>0.0791612</text:p>
          </table:table-cell>
          <table:table-cell table:formula="of:=[.J1]*(180/PI())" office:value-type="float" office:value="4.53560266119101">
            <text:p>4.5356026612</text:p>
          </table:table-cell>
          <table:table-cell/>
          <table:table-cell office:value-type="string">
            <text:p>5-&gt;10</text:p>
          </table:table-cell>
          <table:table-cell office:value-type="float" office:value="0.0820807">
            <text:p>0.0820807</text:p>
          </table:table-cell>
          <table:table-cell office:value-type="float" office:value="0.995029">
            <text:p>0.995029</text:p>
          </table:table-cell>
          <table:table-cell table:formula="of:=ASIN([.N1])*180/PI()" office:value-type="float" office:value="4.70817450087517">
            <text:p>4.7081745009</text:p>
          </table:table-cell>
          <table:table-cell table:formula="of:=ACOS([.O1])*180/PI()" office:value-type="float" office:value="5.71530724771052">
            <text:p>5.7153072477</text:p>
          </table:table-cell>
        </table:table-row>
        <table:table-row table:style-name="ro1">
          <table:table-cell office:value-type="string">
            <text:p>10-&gt;15</text:p>
          </table:table-cell>
          <table:table-cell office:value-type="float" office:value="0.0852906">
            <text:p>0.0852906</text:p>
          </table:table-cell>
          <table:table-cell table:formula="of:=[.B2]*(180/PI())" office:value-type="float" office:value="4.8867914121385">
            <text:p>4.8867914121</text:p>
          </table:table-cell>
          <table:table-cell/>
          <table:table-cell office:value-type="string">
            <text:p>10-&gt;15</text:p>
          </table:table-cell>
          <table:table-cell office:value-type="float" office:value="0.0609614">
            <text:p>0.0609614</text:p>
          </table:table-cell>
          <table:table-cell table:formula="of:=[.F2]*(180/PI())" office:value-type="float" office:value="3.49283093320882">
            <text:p>3.4928309332</text:p>
          </table:table-cell>
          <table:table-cell/>
          <table:table-cell office:value-type="string">
            <text:p>10-&gt;15</text:p>
          </table:table-cell>
          <table:table-cell office:value-type="float" office:value="0.078479">
            <text:p>0.078479</text:p>
          </table:table-cell>
          <table:table-cell table:formula="of:=[.J2]*(180/PI())" office:value-type="float" office:value="4.49651548040719">
            <text:p>4.4965154804</text:p>
          </table:table-cell>
          <table:table-cell/>
          <table:table-cell office:value-type="string">
            <text:p>10-&gt;15</text:p>
          </table:table-cell>
          <table:table-cell office:value-type="float" office:value="0.081324">
            <text:p>0.081324</text:p>
          </table:table-cell>
          <table:table-cell office:value-type="float" office:value="0.996321">
            <text:p>0.996321</text:p>
          </table:table-cell>
          <table:table-cell table:formula="of:=ASIN([.N2])*180/PI()" office:value-type="float" office:value="4.66467334929272">
            <text:p>4.6646733493</text:p>
          </table:table-cell>
          <table:table-cell table:formula="of:=ACOS([.O2])*180/PI()" office:value-type="float" office:value="4.91627039980428">
            <text:p>4.9162703998</text:p>
          </table:table-cell>
        </table:table-row>
        <table:table-row table:style-name="ro1">
          <table:table-cell office:value-type="string">
            <text:p>15-&gt;20</text:p>
          </table:table-cell>
          <table:table-cell office:value-type="float" office:value="0.0772051">
            <text:p>0.0772051</text:p>
          </table:table-cell>
          <table:table-cell table:formula="of:=[.B3]*(180/PI())" office:value-type="float" office:value="4.42352638688547">
            <text:p>4.4235263869</text:p>
          </table:table-cell>
          <table:table-cell/>
          <table:table-cell office:value-type="string">
            <text:p>15-&gt;20</text:p>
          </table:table-cell>
          <table:table-cell office:value-type="float" office:value="0.0657825">
            <text:p>0.0657825</text:p>
          </table:table-cell>
          <table:table-cell table:formula="of:=[.F3]*(180/PI())" office:value-type="float" office:value="3.76905961581934">
            <text:p>3.7690596158</text:p>
          </table:table-cell>
          <table:table-cell/>
          <table:table-cell office:value-type="string">
            <text:p>15-&gt;20</text:p>
          </table:table-cell>
          <table:table-cell office:value-type="float" office:value="0.0755353">
            <text:p>0.0755353</text:p>
          </table:table-cell>
          <table:table-cell table:formula="of:=[.J3]*(180/PI())" office:value-type="float" office:value="4.32785389425453">
            <text:p>4.3278538943</text:p>
          </table:table-cell>
          <table:table-cell/>
          <table:table-cell office:value-type="string">
            <text:p>15-&gt;20</text:p>
          </table:table-cell>
          <table:table-cell office:value-type="float" office:value="0.0787169">
            <text:p>0.0787169</text:p>
          </table:table-cell>
          <table:table-cell office:value-type="float" office:value="0.99545">
            <text:p>0.99545</text:p>
          </table:table-cell>
          <table:table-cell table:formula="of:=ASIN([.N3])*180/PI()" office:value-type="float" office:value="4.51481692284432">
            <text:p>4.5148169228</text:p>
          </table:table-cell>
          <table:table-cell table:formula="of:=ACOS([.O3])*180/PI()" office:value-type="float" office:value="5.4677435393252">
            <text:p>5.4677435393</text:p>
          </table:table-cell>
        </table:table-row>
        <table:table-row table:style-name="ro1">
          <table:table-cell office:value-type="string">
            <text:p>20-&gt;25</text:p>
          </table:table-cell>
          <table:table-cell office:value-type="float" office:value="0.0776664">
            <text:p>0.0776664</text:p>
          </table:table-cell>
          <table:table-cell table:formula="of:=[.B4]*(180/PI())" office:value-type="float" office:value="4.44995692997486">
            <text:p>4.44995693</text:p>
          </table:table-cell>
          <table:table-cell/>
          <table:table-cell office:value-type="string">
            <text:p>20-&gt;25</text:p>
          </table:table-cell>
          <table:table-cell office:value-type="float" office:value="0.0643721">
            <text:p>0.0643721</text:p>
          </table:table-cell>
          <table:table-cell table:formula="of:=[.F4]*(180/PI())" office:value-type="float" office:value="3.68824964839409">
            <text:p>3.6882496484</text:p>
          </table:table-cell>
          <table:table-cell/>
          <table:table-cell office:value-type="string">
            <text:p>20-&gt;25</text:p>
          </table:table-cell>
          <table:table-cell office:value-type="float" office:value="0.0762707">
            <text:p>0.0762707</text:p>
          </table:table-cell>
          <table:table-cell table:formula="of:=[.J4]*(180/PI())" office:value-type="float" office:value="4.36998921050845">
            <text:p>4.3699892105</text:p>
          </table:table-cell>
          <table:table-cell/>
          <table:table-cell office:value-type="string">
            <text:p>20-&gt;25</text:p>
          </table:table-cell>
          <table:table-cell office:value-type="float" office:value="0.0775513">
            <text:p>0.0775513</text:p>
          </table:table-cell>
          <table:table-cell office:value-type="float" office:value="0.9977">
            <text:p>0.9977</text:p>
          </table:table-cell>
          <table:table-cell table:formula="of:=ASIN([.N4])*180/PI()" office:value-type="float" office:value="4.44782816423256">
            <text:p>4.4478281642</text:p>
          </table:table-cell>
          <table:table-cell table:formula="of:=ACOS([.O4])*180/PI()" office:value-type="float" office:value="3.88673403321299">
            <text:p>3.8867340332</text:p>
          </table:table-cell>
        </table:table-row>
        <table:table-row table:style-name="ro1">
          <table:table-cell office:value-type="string">
            <text:p>25-&gt;30</text:p>
          </table:table-cell>
          <table:table-cell office:value-type="float" office:value="0.0735435">
            <text:p>0.0735435</text:p>
          </table:table-cell>
          <table:table-cell table:formula="of:=[.B5]*(180/PI())" office:value-type="float" office:value="4.21373216062037">
            <text:p>4.2137321606</text:p>
          </table:table-cell>
          <table:table-cell/>
          <table:table-cell office:value-type="string">
            <text:p>25-&gt;30</text:p>
          </table:table-cell>
          <table:table-cell office:value-type="float" office:value="0.0611336">
            <text:p>0.0611336</text:p>
          </table:table-cell>
          <table:table-cell table:formula="of:=[.F5]*(180/PI())" office:value-type="float" office:value="3.50269726644097">
            <text:p>3.5026972664</text:p>
          </table:table-cell>
          <table:table-cell/>
          <table:table-cell office:value-type="string">
            <text:p>25-&gt;30</text:p>
          </table:table-cell>
          <table:table-cell office:value-type="float" office:value="0.0720436">
            <text:p>0.0720436</text:p>
          </table:table-cell>
          <table:table-cell table:formula="of:=[.J5]*(180/PI())" office:value-type="float" office:value="4.1277942209287">
            <text:p>4.1277942209</text:p>
          </table:table-cell>
          <table:table-cell/>
          <table:table-cell office:value-type="string">
            <text:p>25-&gt;30</text:p>
          </table:table-cell>
          <table:table-cell office:value-type="float" office:value="0.073598">
            <text:p>0.073598</text:p>
          </table:table-cell>
          <table:table-cell office:value-type="float" office:value="0.996744">
            <text:p>0.996744</text:p>
          </table:table-cell>
          <table:table-cell table:formula="of:=ASIN([.N5])*180/PI()" office:value-type="float" office:value="4.2206709719472">
            <text:p>4.2206709719</text:p>
          </table:table-cell>
          <table:table-cell table:formula="of:=ACOS([.O5])*180/PI()" office:value-type="float" office:value="4.62485091267078">
            <text:p>4.6248509127</text:p>
          </table:table-cell>
        </table:table-row>
        <table:table-row table:style-name="ro1">
          <table:table-cell office:value-type="string">
            <text:p>30-&gt;35</text:p>
          </table:table-cell>
          <table:table-cell office:value-type="float" office:value="0.0748054">
            <text:p>0.0748054</text:p>
          </table:table-cell>
          <table:table-cell table:formula="of:=[.B6]*(180/PI())" office:value-type="float" office:value="4.28603370478793">
            <text:p>4.2860337048</text:p>
          </table:table-cell>
          <table:table-cell/>
          <table:table-cell office:value-type="string">
            <text:p>30-&gt;35</text:p>
          </table:table-cell>
          <table:table-cell office:value-type="float" office:value="0.0626439">
            <text:p>0.0626439</text:p>
          </table:table-cell>
          <table:table-cell table:formula="of:=[.F6]*(180/PI())" office:value-type="float" office:value="3.58923108223958">
            <text:p>3.5892310822</text:p>
          </table:table-cell>
          <table:table-cell/>
          <table:table-cell office:value-type="string">
            <text:p>30-&gt;35</text:p>
          </table:table-cell>
          <table:table-cell office:value-type="float" office:value="0.0734115">
            <text:p>0.0734115</text:p>
          </table:table-cell>
          <table:table-cell table:formula="of:=[.J6]*(180/PI())" office:value-type="float" office:value="4.20616911772464">
            <text:p>4.2061691177</text:p>
          </table:table-cell>
          <table:table-cell/>
          <table:table-cell office:value-type="string">
            <text:p>30-&gt;35</text:p>
          </table:table-cell>
          <table:table-cell office:value-type="float" office:value="0.074801">
            <text:p>0.074801</text:p>
          </table:table-cell>
          <table:table-cell office:value-type="float" office:value="0.996688">
            <text:p>0.996688</text:p>
          </table:table-cell>
          <table:table-cell table:formula="of:=ASIN([.N6])*180/PI()" office:value-type="float" office:value="4.28978832662483">
            <text:p>4.2897883266</text:p>
          </table:table-cell>
          <table:table-cell table:formula="of:=ACOS([.O6])*180/PI()" office:value-type="float" office:value="4.66447459912721">
            <text:p>4.6644745991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-5-&gt;-10</text:p>
          </table:table-cell>
          <table:table-cell office:value-type="float" office:value="-0.0645957">
            <text:p>-0.0645957</text:p>
          </table:table-cell>
          <table:table-cell table:formula="of:=[.B8]*(180/PI())" office:value-type="float" office:value="-3.70106098469321">
            <text:p>-3.7010609847</text:p>
          </table:table-cell>
          <table:table-cell/>
          <table:table-cell office:value-type="string">
            <text:p>-5-&gt;-10</text:p>
          </table:table-cell>
          <table:table-cell office:value-type="float" office:value="-0.0797258">
            <text:p>-0.0797258</text:p>
          </table:table-cell>
          <table:table-cell table:formula="of:=[.F8]*(180/PI())" office:value-type="float" office:value="-4.5679518583041">
            <text:p>-4.5679518583</text:p>
          </table:table-cell>
          <table:table-cell/>
          <table:table-cell office:value-type="string">
            <text:p>-5-&gt;-10</text:p>
          </table:table-cell>
          <table:table-cell office:value-type="float" office:value="-0.0785742">
            <text:p>-0.0785742</text:p>
          </table:table-cell>
          <table:table-cell table:formula="of:=[.J8]*(180/PI())" office:value-type="float" office:value="-4.50197003861683">
            <text:p>-4.5019700386</text:p>
          </table:table-cell>
          <table:table-cell/>
          <table:table-cell office:value-type="string">
            <text:p>-5-&gt;-10</text:p>
          </table:table-cell>
          <table:table-cell office:value-type="float" office:value="-0.080197">
            <text:p>-0.080197</text:p>
          </table:table-cell>
          <table:table-cell office:value-type="float" office:value="0.99558">
            <text:p>0.99558</text:p>
          </table:table-cell>
          <table:table-cell table:formula="of:=ASIN([.N8])*180/PI()" office:value-type="float" office:value="-4.59988938779118">
            <text:p>-4.5998893878</text:p>
          </table:table-cell>
          <table:table-cell table:formula="of:=-ACOS([.O8])*180/PI()" office:value-type="float" office:value="-5.38900839118277">
            <text:p>-5.3890083912</text:p>
          </table:table-cell>
        </table:table-row>
        <table:table-row table:style-name="ro1">
          <table:table-cell office:value-type="string">
            <text:p>-10-&gt;-15</text:p>
          </table:table-cell>
          <table:table-cell office:value-type="float" office:value="-0.0820692">
            <text:p>-0.0820692</text:p>
          </table:table-cell>
          <table:table-cell table:formula="of:=[.B9]*(180/PI())" office:value-type="float" office:value="-4.70221878801506">
            <text:p>-4.702218788</text:p>
          </table:table-cell>
          <table:table-cell/>
          <table:table-cell office:value-type="string">
            <text:p>-10-&gt;-15</text:p>
          </table:table-cell>
          <table:table-cell office:value-type="float" office:value="-0.0665277">
            <text:p>-0.0665277</text:p>
          </table:table-cell>
          <table:table-cell table:formula="of:=[.F9]*(180/PI())" office:value-type="float" office:value="-3.81175643071249">
            <text:p>-3.8117564307</text:p>
          </table:table-cell>
          <table:table-cell/>
          <table:table-cell office:value-type="string">
            <text:p>-10-&gt;-15</text:p>
          </table:table-cell>
          <table:table-cell office:value-type="float" office:value="-0.0785672">
            <text:p>-0.0785672</text:p>
          </table:table-cell>
          <table:table-cell table:formula="of:=[.J9]*(180/PI())" office:value-type="float" office:value="-4.50156896816024">
            <text:p>-4.5015689682</text:p>
          </table:table-cell>
          <table:table-cell/>
          <table:table-cell office:value-type="string">
            <text:p>-10-&gt;-15</text:p>
          </table:table-cell>
          <table:table-cell office:value-type="float" office:value="-0.08224">
            <text:p>-0.08224</text:p>
          </table:table-cell>
          <table:table-cell office:value-type="float" office:value="0.995293">
            <text:p>0.995293</text:p>
          </table:table-cell>
          <table:table-cell table:formula="of:=ASIN([.N9])*180/PI()" office:value-type="float" office:value="-4.71733268124031">
            <text:p>-4.7173326812</text:p>
          </table:table-cell>
          <table:table-cell table:formula="of:=-ACOS([.O9])*180/PI()" office:value-type="float" office:value="-5.5613500079295">
            <text:p>-5.5613500079</text:p>
          </table:table-cell>
        </table:table-row>
        <table:table-row table:style-name="ro1">
          <table:table-cell office:value-type="string">
            <text:p>-15-&gt;-20</text:p>
          </table:table-cell>
          <table:table-cell office:value-type="float" office:value="-0.0860245">
            <text:p>-0.0860245</text:p>
          </table:table-cell>
          <table:table-cell table:formula="of:=[.B10]*(180/PI())" office:value-type="float" office:value="-4.92884078472315">
            <text:p>-4.9288407847</text:p>
          </table:table-cell>
          <table:table-cell/>
          <table:table-cell office:value-type="string">
            <text:p>-15-&gt;-20</text:p>
          </table:table-cell>
          <table:table-cell office:value-type="float" office:value="-0.0863625">
            <text:p>-0.0863625</text:p>
          </table:table-cell>
          <table:table-cell table:formula="of:=[.F10]*(180/PI())" office:value-type="float" office:value="-4.94820675819857">
            <text:p>-4.9482067582</text:p>
          </table:table-cell>
          <table:table-cell/>
          <table:table-cell office:value-type="string">
            <text:p>-15-&gt;-20</text:p>
          </table:table-cell>
          <table:table-cell office:value-type="float" office:value="-0.0863337">
            <text:p>-0.0863337</text:p>
          </table:table-cell>
          <table:table-cell table:formula="of:=[.J10]*(180/PI())" office:value-type="float" office:value="-4.9465566397486">
            <text:p>-4.9465566397</text:p>
          </table:table-cell>
          <table:table-cell/>
          <table:table-cell office:value-type="string">
            <text:p>-15-&gt;-20</text:p>
          </table:table-cell>
          <table:table-cell office:value-type="float" office:value="-0.08198">
            <text:p>-0.08198</text:p>
          </table:table-cell>
          <table:table-cell office:value-type="float" office:value="0.9930589">
            <text:p>0.9930589</text:p>
          </table:table-cell>
          <table:table-cell table:formula="of:=ASIN([.N10])*180/PI()" office:value-type="float" office:value="-4.70238530531304">
            <text:p>-4.7023853053</text:p>
          </table:table-cell>
          <table:table-cell table:formula="of:=-ACOS([.O10])*180/PI()" office:value-type="float" office:value="-6.75465711541031">
            <text:p>-6.7546571154</text:p>
          </table:table-cell>
        </table:table-row>
        <table:table-row table:style-name="ro1">
          <table:table-cell office:value-type="string">
            <text:p>-20-&gt;-25</text:p>
          </table:table-cell>
          <table:table-cell office:value-type="float" office:value="-0.0780507">
            <text:p>-0.0780507</text:p>
          </table:table-cell>
          <table:table-cell table:formula="of:=[.B11]*(180/PI())" office:value-type="float" office:value="-4.47197569804173">
            <text:p>-4.471975698</text:p>
          </table:table-cell>
          <table:table-cell/>
          <table:table-cell office:value-type="string">
            <text:p>-20-&gt;-25</text:p>
          </table:table-cell>
          <table:table-cell office:value-type="float" office:value="-0.0802009">
            <text:p>-0.0802009</text:p>
          </table:table-cell>
          <table:table-cell table:formula="of:=[.F11]*(180/PI())" office:value-type="float" office:value="-4.59517308315076">
            <text:p>-4.5951730832</text:p>
          </table:table-cell>
          <table:table-cell/>
          <table:table-cell office:value-type="string">
            <text:p>-20-&gt;-25</text:p>
          </table:table-cell>
          <table:table-cell office:value-type="float" office:value="-0.0800544">
            <text:p>-0.0800544</text:p>
          </table:table-cell>
          <table:table-cell table:formula="of:=[.J11]*(180/PI())" office:value-type="float" office:value="-4.5867792514521">
            <text:p>-4.5867792515</text:p>
          </table:table-cell>
          <table:table-cell/>
          <table:table-cell office:value-type="string">
            <text:p>-20-&gt;-25</text:p>
          </table:table-cell>
          <table:table-cell office:value-type="float" office:value="-0.07862">
            <text:p>-0.07862</text:p>
          </table:table-cell>
          <table:table-cell office:value-type="float" office:value="0.99386192">
            <text:p>0.99386192</text:p>
          </table:table-cell>
          <table:table-cell table:formula="of:=ASIN([.N11])*180/PI()" office:value-type="float" office:value="-4.50924770187298">
            <text:p>-4.5092477019</text:p>
          </table:table-cell>
          <table:table-cell table:formula="of:=-ACOS([.O11])*180/PI()" office:value-type="float" office:value="-6.35149992653663">
            <text:p>-6.3514999265</text:p>
          </table:table-cell>
        </table:table-row>
        <table:table-row table:style-name="ro1">
          <table:table-cell office:value-type="string">
            <text:p>-25-&gt;-30</text:p>
          </table:table-cell>
          <table:table-cell office:value-type="float" office:value="-0.0837177">
            <text:p>-0.0837177</text:p>
          </table:table-cell>
          <table:table-cell table:formula="of:=[.B12]*(180/PI())" office:value-type="float" office:value="-4.79667088054237">
            <text:p>-4.7966708805</text:p>
          </table:table-cell>
          <table:table-cell/>
          <table:table-cell office:value-type="string">
            <text:p>-25-&gt;-30</text:p>
          </table:table-cell>
          <table:table-cell office:value-type="float" office:value="-0.0834865">
            <text:p>-0.0834865</text:p>
          </table:table-cell>
          <table:table-cell table:formula="of:=[.F12]*(180/PI())" office:value-type="float" office:value="-4.78342409631895">
            <text:p>-4.7834240963</text:p>
          </table:table-cell>
          <table:table-cell/>
          <table:table-cell office:value-type="string">
            <text:p>-25-&gt;-30</text:p>
          </table:table-cell>
          <table:table-cell office:value-type="float" office:value="-0.0836919">
            <text:p>-0.0836919</text:p>
          </table:table-cell>
          <table:table-cell table:formula="of:=[.J12]*(180/PI())" office:value-type="float" office:value="-4.79519264943093">
            <text:p>-4.7951926494</text:p>
          </table:table-cell>
          <table:table-cell/>
          <table:table-cell office:value-type="string">
            <text:p>-25-&gt;-30</text:p>
          </table:table-cell>
          <table:table-cell office:value-type="float" office:value="-0.078409">
            <text:p>-0.078409</text:p>
          </table:table-cell>
          <table:table-cell office:value-type="float" office:value="0.994287">
            <text:p>0.994287</text:p>
          </table:table-cell>
          <table:table-cell table:formula="of:=ASIN([.N12])*180/PI()" office:value-type="float" office:value="-4.49712085645864">
            <text:p>-4.4971208565</text:p>
          </table:table-cell>
          <table:table-cell table:formula="of:=-ACOS([.O12])*180/PI()" office:value-type="float" office:value="-6.1274068752228">
            <text:p>-6.1274068752</text:p>
          </table:table-cell>
        </table:table-row>
        <table:table-row table:style-name="ro1">
          <table:table-cell office:value-type="string">
            <text:p>-30-&gt;-35</text:p>
          </table:table-cell>
          <table:table-cell office:value-type="float" office:value="-0.0839674">
            <text:p>-0.0839674</text:p>
          </table:table-cell>
          <table:table-cell table:formula="of:=[.B13]*(180/PI())" office:value-type="float" office:value="-4.81097763668679">
            <text:p>-4.8109776367</text:p>
          </table:table-cell>
          <table:table-cell/>
          <table:table-cell office:value-type="string">
            <text:p>-30-&gt;-35</text:p>
          </table:table-cell>
          <table:table-cell office:value-type="float" office:value="-0.083961">
            <text:p>-0.083961</text:p>
          </table:table-cell>
          <table:table-cell table:formula="of:=[.F13]*(180/PI())" office:value-type="float" office:value="-4.8106109436979">
            <text:p>-4.8106109437</text:p>
          </table:table-cell>
          <table:table-cell/>
          <table:table-cell office:value-type="string">
            <text:p>-30-&gt;-35</text:p>
          </table:table-cell>
          <table:table-cell office:value-type="float" office:value="-0.0839686">
            <text:p>-0.0839686</text:p>
          </table:table-cell>
          <table:table-cell table:formula="of:=[.J13]*(180/PI())" office:value-type="float" office:value="-4.8110463916222">
            <text:p>-4.8110463916</text:p>
          </table:table-cell>
          <table:table-cell/>
          <table:table-cell office:value-type="string">
            <text:p>-30-&gt;-35</text:p>
          </table:table-cell>
          <table:table-cell office:value-type="float" office:value="-0.07912">
            <text:p>-0.07912</text:p>
          </table:table-cell>
          <table:table-cell office:value-type="float" office:value="0.9920384">
            <text:p>0.9920384</text:p>
          </table:table-cell>
          <table:table-cell table:formula="of:=ASIN([.N13])*180/PI()" office:value-type="float" office:value="-4.53798511156288">
            <text:p>-4.5379851116</text:p>
          </table:table-cell>
          <table:table-cell table:formula="of:=-ACOS([.O13])*180/PI()" office:value-type="float" office:value="-7.23479731647327">
            <text:p>-7.234797316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5-&gt;15</text:p>
          </table:table-cell>
          <table:table-cell office:value-type="float" office:value="0.145794">
            <text:p>0.145794</text:p>
          </table:table-cell>
          <table:table-cell table:formula="of:=[.B15]*(180/PI())" office:value-type="float" office:value="8.35338087833033">
            <text:p>8.3533808783</text:p>
          </table:table-cell>
          <table:table-cell/>
          <table:table-cell office:value-type="string">
            <text:p>5-&gt;15</text:p>
          </table:table-cell>
          <table:table-cell office:value-type="float" office:value="0.145412">
            <text:p>0.145412</text:p>
          </table:table-cell>
          <table:table-cell table:formula="of:=[.F15]*(180/PI())" office:value-type="float" office:value="8.33149389055633">
            <text:p>8.3314938906</text:p>
          </table:table-cell>
          <table:table-cell/>
          <table:table-cell office:value-type="string">
            <text:p>5-&gt;15</text:p>
          </table:table-cell>
          <table:table-cell office:value-type="float" office:value="0.145524">
            <text:p>0.145524</text:p>
          </table:table-cell>
          <table:table-cell table:formula="of:=[.J15]*(180/PI())" office:value-type="float" office:value="8.33791101786179">
            <text:p>8.3379110179</text:p>
          </table:table-cell>
          <table:table-cell/>
          <table:table-cell office:value-type="string">
            <text:p>5-&gt;15</text:p>
          </table:table-cell>
          <table:table-cell office:value-type="float" office:value="0.15195">
            <text:p>0.15195</text:p>
          </table:table-cell>
          <table:table-cell office:value-type="float" office:value="0.981337">
            <text:p>0.981337</text:p>
          </table:table-cell>
          <table:table-cell table:formula="of:=ASIN([.N15])*180/PI()" office:value-type="float" office:value="8.7399488570328">
            <text:p>8.739948857</text:p>
          </table:table-cell>
          <table:table-cell table:formula="of:=ACOS([.O15])*180/PI()" office:value-type="float" office:value="11.0867975648208">
            <text:p>11.0867975648</text:p>
          </table:table-cell>
        </table:table-row>
        <table:table-row table:style-name="ro1">
          <table:table-cell office:value-type="string">
            <text:p>10-&gt;20</text:p>
          </table:table-cell>
          <table:table-cell office:value-type="float" office:value="0.143255">
            <text:p>0.143255</text:p>
          </table:table-cell>
          <table:table-cell table:formula="of:=[.B16]*(180/PI())" office:value-type="float" office:value="8.20790689414661">
            <text:p>8.2079068941</text:p>
          </table:table-cell>
          <table:table-cell/>
          <table:table-cell office:value-type="string">
            <text:p>10-&gt;20</text:p>
          </table:table-cell>
          <table:table-cell office:value-type="float" office:value="0.142983">
            <text:p>0.142983</text:p>
          </table:table-cell>
          <table:table-cell table:formula="of:=[.F16]*(180/PI())" office:value-type="float" office:value="8.19232244211905">
            <text:p>8.1923224421</text:p>
          </table:table-cell>
          <table:table-cell/>
          <table:table-cell office:value-type="string">
            <text:p>10-&gt;20</text:p>
          </table:table-cell>
          <table:table-cell office:value-type="float" office:value="0.143063">
            <text:p>0.143063</text:p>
          </table:table-cell>
          <table:table-cell table:formula="of:=[.J16]*(180/PI())" office:value-type="float" office:value="8.1969061044801">
            <text:p>8.1969061045</text:p>
          </table:table-cell>
          <table:table-cell/>
          <table:table-cell office:value-type="string">
            <text:p>10-&gt;20</text:p>
          </table:table-cell>
          <table:table-cell office:value-type="float" office:value="0.15454">
            <text:p>0.15454</text:p>
          </table:table-cell>
          <table:table-cell office:value-type="float" office:value="0.981875">
            <text:p>0.981875</text:p>
          </table:table-cell>
          <table:table-cell table:formula="of:=ASIN([.N16])*180/PI()" office:value-type="float" office:value="8.89011874428301">
            <text:p>8.8901187443</text:p>
          </table:table-cell>
          <table:table-cell table:formula="of:=ACOS([.O16])*180/PI()" office:value-type="float" office:value="10.9253357970052">
            <text:p>10.925335797</text:p>
          </table:table-cell>
        </table:table-row>
        <table:table-row table:style-name="ro1">
          <table:table-cell office:value-type="string">
            <text:p>15-&gt;25</text:p>
          </table:table-cell>
          <table:table-cell office:value-type="float" office:value="0.120008">
            <text:p>0.120008</text:p>
          </table:table-cell>
          <table:table-cell table:formula="of:=[.B17]*(180/PI())" office:value-type="float" office:value="6.87595190780598">
            <text:p>6.8759519078</text:p>
          </table:table-cell>
          <table:table-cell/>
          <table:table-cell office:value-type="string">
            <text:p>15-&gt;25</text:p>
          </table:table-cell>
          <table:table-cell office:value-type="float" office:value="0.119994">
            <text:p>0.119994</text:p>
          </table:table-cell>
          <table:table-cell table:formula="of:=[.F17]*(180/PI())" office:value-type="float" office:value="6.8751497668928">
            <text:p>6.8751497669</text:p>
          </table:table-cell>
          <table:table-cell/>
          <table:table-cell office:value-type="string">
            <text:p>15-&gt;25</text:p>
          </table:table-cell>
          <table:table-cell office:value-type="float" office:value="0.119996">
            <text:p>0.119996</text:p>
          </table:table-cell>
          <table:table-cell table:formula="of:=[.J17]*(180/PI())" office:value-type="float" office:value="6.87526435845183">
            <text:p>6.8752643585</text:p>
          </table:table-cell>
          <table:table-cell/>
          <table:table-cell office:value-type="string">
            <text:p>15-&gt;25</text:p>
          </table:table-cell>
          <table:table-cell office:value-type="float" office:value="0.15083">
            <text:p>0.15083</text:p>
          </table:table-cell>
          <table:table-cell office:value-type="float" office:value="0.984093">
            <text:p>0.984093</text:p>
          </table:table-cell>
          <table:table-cell table:formula="of:=ASIN([.N17])*180/PI()" office:value-type="float" office:value="8.67502932497635">
            <text:p>8.675029325</text:p>
          </table:table-cell>
          <table:table-cell table:formula="of:=ACOS([.O17])*180/PI()" office:value-type="float" office:value="10.2331455330213">
            <text:p>10.233145533</text:p>
          </table:table-cell>
        </table:table-row>
        <table:table-row table:style-name="ro1">
          <table:table-cell office:value-type="string">
            <text:p>20-&gt;30</text:p>
          </table:table-cell>
          <table:table-cell office:value-type="float" office:value="0.132846">
            <text:p>0.132846</text:p>
          </table:table-cell>
          <table:table-cell table:formula="of:=[.B18]*(180/PI())" office:value-type="float" office:value="7.61151512519493">
            <text:p>7.6115151252</text:p>
          </table:table-cell>
          <table:table-cell/>
          <table:table-cell office:value-type="string">
            <text:p>20-&gt;30</text:p>
          </table:table-cell>
          <table:table-cell office:value-type="float" office:value="0.13284">
            <text:p>0.13284</text:p>
          </table:table-cell>
          <table:table-cell table:formula="of:=[.F18]*(180/PI())" office:value-type="float" office:value="7.61117135051786">
            <text:p>7.6111713505</text:p>
          </table:table-cell>
          <table:table-cell/>
          <table:table-cell office:value-type="string">
            <text:p>20-&gt;30</text:p>
          </table:table-cell>
          <table:table-cell office:value-type="float" office:value="0.132839">
            <text:p>0.132839</text:p>
          </table:table-cell>
          <table:table-cell table:formula="of:=[.J18]*(180/PI())" office:value-type="float" office:value="7.61111405473834">
            <text:p>7.6111140547</text:p>
          </table:table-cell>
          <table:table-cell/>
          <table:table-cell office:value-type="string">
            <text:p>20-&gt;30</text:p>
          </table:table-cell>
          <table:table-cell office:value-type="float" office:value="0.1517638">
            <text:p>0.1517638</text:p>
          </table:table-cell>
          <table:table-cell office:value-type="float" office:value="0.985">
            <text:p>0.985</text:p>
          </table:table-cell>
          <table:table-cell table:formula="of:=ASIN([.N18])*180/PI()" office:value-type="float" office:value="8.72915520336247">
            <text:p>8.7291552034</text:p>
          </table:table-cell>
          <table:table-cell table:formula="of:=ACOS([.O18])*180/PI()" office:value-type="float" office:value="9.93636707214069">
            <text:p>9.9363670721</text:p>
          </table:table-cell>
        </table:table-row>
        <table:table-row table:style-name="ro1">
          <table:table-cell office:value-type="string">
            <text:p>25-&gt;35</text:p>
          </table:table-cell>
          <table:table-cell office:value-type="float" office:value="0.127536">
            <text:p>0.127536</text:p>
          </table:table-cell>
          <table:table-cell table:formula="of:=[.B19]*(180/PI())" office:value-type="float" office:value="7.30727453598047">
            <text:p>7.307274536</text:p>
          </table:table-cell>
          <table:table-cell/>
          <table:table-cell office:value-type="string">
            <text:p>25-&gt;35</text:p>
          </table:table-cell>
          <table:table-cell office:value-type="float" office:value="0.127527">
            <text:p>0.127527</text:p>
          </table:table-cell>
          <table:table-cell table:formula="of:=[.F19]*(180/PI())" office:value-type="float" office:value="7.30675887396485">
            <text:p>7.306758874</text:p>
          </table:table-cell>
          <table:table-cell/>
          <table:table-cell office:value-type="string">
            <text:p>25-&gt;35</text:p>
          </table:table-cell>
          <table:table-cell office:value-type="float" office:value="0.127527">
            <text:p>0.127527</text:p>
          </table:table-cell>
          <table:table-cell table:formula="of:=[.J19]*(180/PI())" office:value-type="float" office:value="7.30675887396485">
            <text:p>7.306758874</text:p>
          </table:table-cell>
          <table:table-cell/>
          <table:table-cell office:value-type="string">
            <text:p>25-&gt;35</text:p>
          </table:table-cell>
          <table:table-cell office:value-type="float" office:value="0.150157">
            <text:p>0.150157</text:p>
          </table:table-cell>
          <table:table-cell office:value-type="float" office:value="0.98546">
            <text:p>0.98546</text:p>
          </table:table-cell>
          <table:table-cell table:formula="of:=ASIN([.N19])*180/PI()" office:value-type="float" office:value="8.63602504476389">
            <text:p>8.6360250448</text:p>
          </table:table-cell>
          <table:table-cell table:formula="of:=ACOS([.O19])*180/PI()" office:value-type="float" office:value="9.7824460628819">
            <text:p>9.7824460629</text:p>
          </table:table-cell>
        </table:table-row>
        <table:table-row table:style-name="ro1">
          <table:table-cell/>
          <table:table-cell/>
          <table:table-cell table:formula="of:=[.B20]*(180/PI())"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-5-&gt;-15</text:p>
          </table:table-cell>
          <table:table-cell office:value-type="float" office:value="-0.181051">
            <text:p>-0.181051</text:p>
          </table:table-cell>
          <table:table-cell table:formula="of:=[.B21]*(180/PI())" office:value-type="float" office:value="-10.3734581766231">
            <text:p>-10.3734581766</text:p>
          </table:table-cell>
          <table:table-cell/>
          <table:table-cell office:value-type="string">
            <text:p>-5-&gt;-15</text:p>
          </table:table-cell>
          <table:table-cell office:value-type="float" office:value="-0.181028">
            <text:p>-0.181028</text:p>
          </table:table-cell>
          <table:table-cell table:formula="of:=[.F21]*(180/PI())" office:value-type="float" office:value="-10.3721403736943">
            <text:p>-10.3721403737</text:p>
          </table:table-cell>
          <table:table-cell/>
          <table:table-cell office:value-type="string">
            <text:p>-5-&gt;-15</text:p>
          </table:table-cell>
          <table:table-cell office:value-type="float" office:value="-0.181045">
            <text:p>-0.181045</text:p>
          </table:table-cell>
          <table:table-cell table:formula="of:=[.J21]*(180/PI())" office:value-type="float" office:value="-10.373114401946">
            <text:p>-10.3731144019</text:p>
          </table:table-cell>
          <table:table-cell/>
          <table:table-cell office:value-type="string">
            <text:p>-5-&gt;-15</text:p>
          </table:table-cell>
          <table:table-cell office:value-type="float" office:value="-0.158315">
            <text:p>-0.158315</text:p>
          </table:table-cell>
          <table:table-cell office:value-type="float" office:value="0.9834396">
            <text:p>0.9834396</text:p>
          </table:table-cell>
          <table:table-cell table:formula="of:=ASIN([.N21])*180/PI()" office:value-type="float" office:value="-9.10910631228162">
            <text:p>-9.1091063123</text:p>
          </table:table-cell>
          <table:table-cell table:formula="of:=-ACOS([.O21])*180/PI()" office:value-type="float" office:value="-10.4417721049216">
            <text:p>-10.4417721049</text:p>
          </table:table-cell>
        </table:table-row>
        <table:table-row table:style-name="ro1">
          <table:table-cell office:value-type="string">
            <text:p>-10-&gt;-20</text:p>
          </table:table-cell>
          <table:table-cell office:value-type="float" office:value="-0.180099">
            <text:p>-0.180099</text:p>
          </table:table-cell>
          <table:table-cell table:formula="of:=[.B22]*(180/PI())" office:value-type="float" office:value="-10.3189125945266">
            <text:p>-10.3189125945</text:p>
          </table:table-cell>
          <table:table-cell/>
          <table:table-cell office:value-type="string">
            <text:p>-10-&gt;-20</text:p>
          </table:table-cell>
          <table:table-cell office:value-type="float" office:value="-0.179772">
            <text:p>-0.179772</text:p>
          </table:table-cell>
          <table:table-cell table:formula="of:=[.F22]*(180/PI())" office:value-type="float" office:value="-10.3001768746258">
            <text:p>-10.3001768746</text:p>
          </table:table-cell>
          <table:table-cell/>
          <table:table-cell office:value-type="string">
            <text:p>-10-&gt;-20</text:p>
          </table:table-cell>
          <table:table-cell office:value-type="float" office:value="-0.18002">
            <text:p>-0.18002</text:p>
          </table:table-cell>
          <table:table-cell table:formula="of:=[.J22]*(180/PI())" office:value-type="float" office:value="-10.3143862279451">
            <text:p>-10.3143862279</text:p>
          </table:table-cell>
          <table:table-cell/>
          <table:table-cell office:value-type="string">
            <text:p>-10-&gt;-20</text:p>
          </table:table-cell>
          <table:table-cell office:value-type="float" office:value="-0.1563637">
            <text:p>-0.1563637</text:p>
          </table:table-cell>
          <table:table-cell office:value-type="float" office:value="0.98133159">
            <text:p>0.98133159</text:p>
          </table:table-cell>
          <table:table-cell table:formula="of:=ASIN([.N22])*180/PI()" office:value-type="float" office:value="-8.99589494481775">
            <text:p>-8.9958949448</text:p>
          </table:table-cell>
          <table:table-cell table:formula="of:=-ACOS([.O22])*180/PI()" office:value-type="float" office:value="-11.0884093932864">
            <text:p>-11.0884093933</text:p>
          </table:table-cell>
        </table:table-row>
        <table:table-row table:style-name="ro1">
          <table:table-cell office:value-type="string">
            <text:p>-15-&gt;-25</text:p>
          </table:table-cell>
          <table:table-cell office:value-type="float" office:value="-0.191464">
            <text:p>-0.191464</text:p>
          </table:table-cell>
          <table:table-cell table:formula="of:=[.B23]*(180/PI())" office:value-type="float" office:value="-10.9700791286928">
            <text:p>-10.9700791287</text:p>
          </table:table-cell>
          <table:table-cell/>
          <table:table-cell office:value-type="string">
            <text:p>-15-&gt;-25</text:p>
          </table:table-cell>
          <table:table-cell office:value-type="float" office:value="-0.191459">
            <text:p>-0.191459</text:p>
          </table:table-cell>
          <table:table-cell table:formula="of:=[.F23]*(180/PI())" office:value-type="float" office:value="-10.9697926497952">
            <text:p>-10.9697926498</text:p>
          </table:table-cell>
          <table:table-cell/>
          <table:table-cell office:value-type="string">
            <text:p>-15-&gt;-25</text:p>
          </table:table-cell>
          <table:table-cell office:value-type="float" office:value="-0.19146">
            <text:p>-0.19146</text:p>
          </table:table-cell>
          <table:table-cell table:formula="of:=[.J23]*(180/PI())" office:value-type="float" office:value="-10.9698499455747">
            <text:p>-10.9698499456</text:p>
          </table:table-cell>
          <table:table-cell/>
          <table:table-cell office:value-type="string">
            <text:p>-15-&gt;-25</text:p>
          </table:table-cell>
          <table:table-cell office:value-type="float" office:value="-0.156941">
            <text:p>-0.156941</text:p>
          </table:table-cell>
          <table:table-cell office:value-type="float" office:value="0.98213">
            <text:p>0.98213</text:p>
          </table:table-cell>
          <table:table-cell table:formula="of:=ASIN([.N23])*180/PI()" office:value-type="float" office:value="-9.02938527696242">
            <text:p>-9.029385277</text:p>
          </table:table-cell>
          <table:table-cell table:formula="of:=-ACOS([.O23])*180/PI()" office:value-type="float" office:value="-10.8479774232999">
            <text:p>-10.8479774233</text:p>
          </table:table-cell>
        </table:table-row>
        <table:table-row table:style-name="ro1">
          <table:table-cell office:value-type="string">
            <text:p>-20-&gt;-30</text:p>
          </table:table-cell>
          <table:table-cell office:value-type="float" office:value="-0.173599">
            <text:p>-0.173599</text:p>
          </table:table-cell>
          <table:table-cell table:formula="of:=[.B24]*(180/PI())" office:value-type="float" office:value="-9.94649002769158">
            <text:p>-9.9464900277</text:p>
          </table:table-cell>
          <table:table-cell/>
          <table:table-cell office:value-type="string">
            <text:p>-20-&gt;-30</text:p>
          </table:table-cell>
          <table:table-cell office:value-type="float" office:value="-0.173342">
            <text:p>-0.173342</text:p>
          </table:table-cell>
          <table:table-cell table:formula="of:=[.F24]*(180/PI())" office:value-type="float" office:value="-9.93176501235672">
            <text:p>-9.9317650124</text:p>
          </table:table-cell>
          <table:table-cell/>
          <table:table-cell office:value-type="string">
            <text:p>-20-&gt;-30</text:p>
          </table:table-cell>
          <table:table-cell office:value-type="float" office:value="-0.173568">
            <text:p>-0.173568</text:p>
          </table:table-cell>
          <table:table-cell table:formula="of:=[.J24]*(180/PI())" office:value-type="float" office:value="-9.94471385852667">
            <text:p>-9.9447138585</text:p>
          </table:table-cell>
          <table:table-cell/>
          <table:table-cell office:value-type="string">
            <text:p>-20-&gt;-30</text:p>
          </table:table-cell>
          <table:table-cell office:value-type="float" office:value="-0.1516905">
            <text:p>-0.1516905</text:p>
          </table:table-cell>
          <table:table-cell office:value-type="float" office:value="0.9807235">
            <text:p>0.9807235</text:p>
          </table:table-cell>
          <table:table-cell table:formula="of:=ASIN([.N24])*180/PI()" office:value-type="float" office:value="-8.72490622987459">
            <text:p>-8.7249062299</text:p>
          </table:table-cell>
          <table:table-cell table:formula="of:=-ACOS([.O24])*180/PI()" office:value-type="float" office:value="-11.2681297726567">
            <text:p>-11.2681297727</text:p>
          </table:table-cell>
        </table:table-row>
        <table:table-row table:style-name="ro1">
          <table:table-cell office:value-type="string">
            <text:p>-25-&gt;-35</text:p>
          </table:table-cell>
          <table:table-cell office:value-type="float" office:value="-0.18164">
            <text:p>-0.18164</text:p>
          </table:table-cell>
          <table:table-cell table:formula="of:=[.B25]*(180/PI())" office:value-type="float" office:value="-10.4072053907563">
            <text:p>-10.4072053908</text:p>
          </table:table-cell>
          <table:table-cell/>
          <table:table-cell office:value-type="string">
            <text:p>-25-&gt;-35</text:p>
          </table:table-cell>
          <table:table-cell office:value-type="float" office:value="-0.181361">
            <text:p>-0.181361</text:p>
          </table:table-cell>
          <table:table-cell table:formula="of:=[.F25]*(180/PI())" office:value-type="float" office:value="-10.3912198682721">
            <text:p>-10.3912198683</text:p>
          </table:table-cell>
          <table:table-cell/>
          <table:table-cell office:value-type="string">
            <text:p>-25-&gt;-35</text:p>
          </table:table-cell>
          <table:table-cell office:value-type="float" office:value="-0.181456">
            <text:p>-0.181456</text:p>
          </table:table-cell>
          <table:table-cell table:formula="of:=[.J25]*(180/PI())" office:value-type="float" office:value="-10.3966629673259">
            <text:p>-10.3966629673</text:p>
          </table:table-cell>
          <table:table-cell/>
          <table:table-cell office:value-type="string">
            <text:p>-25-&gt;-35</text:p>
          </table:table-cell>
          <table:table-cell office:value-type="float" office:value="-0.1734629">
            <text:p>-0.1734629</text:p>
          </table:table-cell>
          <table:table-cell office:value-type="float" office:value="0.9807171">
            <text:p>0.9807171</text:p>
          </table:table-cell>
          <table:table-cell table:formula="of:=ASIN([.N25])*180/PI()" office:value-type="float" office:value="-9.98922078719352">
            <text:p>-9.9892207872</text:p>
          </table:table-cell>
          <table:table-cell table:formula="of:=-ACOS([.O25])*180/PI()" office:value-type="float" office:value="-11.2700062395031">
            <text:p>-11.2700062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23:55:48</meta:creation-date>
    <meta:editing-duration>PT4H3M21S</meta:editing-duration>
    <meta:editing-cycles>130</meta:editing-cycles>
    <meta:generator>LibreOffice/3.5$Linux_X86_64 LibreOffice_project/350m1$Build-2</meta:generator>
    <dc:date>2013-10-19T04:49:28</dc:date>
    <dc:creator>Mohit </dc:creator>
    <meta:document-statistic meta:table-count="5" meta:cell-count="116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19cm" svg:y="3.201cm" style:legend-expansion="high" chart:style-name="ch2"/>
        <chart:plot-area chart:style-name="ch3" table:cell-range-address="graphs.A1:graphs.A6 graphs.C1:graphs.C6 graphs.G1:graphs.G6 graphs.K1:graphs.K6 graphs.P1:graphs.Q6" chart:data-source-has-labels="column" svg:x="0.769cm" svg:y="0.851cm" svg:width="11.712cm" svg:height="7.542cm">
          <chartooo:coordinate-region svg:x="1.206cm" svg:y="1.05cm" svg:width="10.744cm" svg:height="6.696cm"/>
          <chart:axis chart:dimension="x" chart:name="primary-x" chart:style-name="ch4" chartooo:axis-type="auto">
            <chartooo:date-scale/>
            <chart:categories table:cell-range-address="graphs.A1:graphs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C1:graphs.C6" chart:class="chart:line">
            <chart:data-point chart:repeated="6"/>
          </chart:series>
          <chart:series chart:style-name="ch7" chart:values-cell-range-address="graphs.G1:graphs.G6" chart:class="chart:line">
            <chart:data-point chart:repeated="6"/>
          </chart:series>
          <chart:series chart:style-name="ch8" chart:values-cell-range-address="graphs.K1:graphs.K6" chart:class="chart:line">
            <chart:data-point chart:repeated="6"/>
          </chart:series>
          <chart:series chart:style-name="ch9" chart:values-cell-range-address="graphs.P1:graphs.P6" chart:class="chart:line">
            <chart:data-point chart:repeated="6"/>
          </chart:series>
          <chart:series chart:style-name="ch10" chart:values-cell-range-address="graphs.Q1:graphs.Q6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5-&gt;10</text:p>
                <draw:g>
                  <svg:desc>graphs.A1:graphs.A6</svg:desc>
                </draw:g>
              </table:table-cell>
              <table:table-cell office:value-type="float" office:value="5.08422693876263">
                <text:p>5.08422693876263</text:p>
                <draw:g>
                  <svg:desc>graphs.C1:graphs.C6</svg:desc>
                </draw:g>
              </table:table-cell>
              <table:table-cell office:value-type="float" office:value="3.46955165799265">
                <text:p>3.46955165799265</text:p>
                <draw:g>
                  <svg:desc>graphs.G1:graphs.G6</svg:desc>
                </draw:g>
              </table:table-cell>
              <table:table-cell office:value-type="float" office:value="4.53560266119101">
                <text:p>4.53560266119101</text:p>
                <draw:g>
                  <svg:desc>graphs.K1:graphs.K6</svg:desc>
                </draw:g>
              </table:table-cell>
              <table:table-cell office:value-type="float" office:value="4.70817450087517">
                <text:p>4.70817450087517</text:p>
                <draw:g>
                  <svg:desc>graphs.P1:graphs.P6</svg:desc>
                </draw:g>
              </table:table-cell>
              <table:table-cell office:value-type="float" office:value="5.71530724771052">
                <text:p>5.71530724771052</text:p>
                <draw:g>
                  <svg:desc>graphs.Q1:graphs.Q6</svg:desc>
                </draw:g>
              </table:table-cell>
            </table:table-row>
            <table:table-row>
              <table:table-cell office:value-type="string">
                <text:p>10-&gt;15</text:p>
              </table:table-cell>
              <table:table-cell office:value-type="float" office:value="4.8867914121385">
                <text:p>4.8867914121385</text:p>
              </table:table-cell>
              <table:table-cell office:value-type="float" office:value="3.49283093320882">
                <text:p>3.49283093320882</text:p>
              </table:table-cell>
              <table:table-cell office:value-type="float" office:value="4.49651548040719">
                <text:p>4.49651548040719</text:p>
              </table:table-cell>
              <table:table-cell office:value-type="float" office:value="4.66467334929272">
                <text:p>4.66467334929272</text:p>
              </table:table-cell>
              <table:table-cell office:value-type="float" office:value="4.91627039980428">
                <text:p>4.91627039980428</text:p>
              </table:table-cell>
            </table:table-row>
            <table:table-row>
              <table:table-cell office:value-type="string">
                <text:p>15-&gt;20</text:p>
              </table:table-cell>
              <table:table-cell office:value-type="float" office:value="4.42352638688547">
                <text:p>4.42352638688547</text:p>
              </table:table-cell>
              <table:table-cell office:value-type="float" office:value="3.76905961581934">
                <text:p>3.76905961581934</text:p>
              </table:table-cell>
              <table:table-cell office:value-type="float" office:value="4.32785389425453">
                <text:p>4.32785389425453</text:p>
              </table:table-cell>
              <table:table-cell office:value-type="float" office:value="4.51481692284432">
                <text:p>4.51481692284432</text:p>
              </table:table-cell>
              <table:table-cell office:value-type="float" office:value="5.4677435393252">
                <text:p>5.4677435393252</text:p>
              </table:table-cell>
            </table:table-row>
            <table:table-row>
              <table:table-cell office:value-type="string">
                <text:p>20-&gt;25</text:p>
              </table:table-cell>
              <table:table-cell office:value-type="float" office:value="4.44995692997486">
                <text:p>4.44995692997486</text:p>
              </table:table-cell>
              <table:table-cell office:value-type="float" office:value="3.68824964839409">
                <text:p>3.68824964839409</text:p>
              </table:table-cell>
              <table:table-cell office:value-type="float" office:value="4.36998921050845">
                <text:p>4.36998921050845</text:p>
              </table:table-cell>
              <table:table-cell office:value-type="float" office:value="4.44782816423256">
                <text:p>4.44782816423256</text:p>
              </table:table-cell>
              <table:table-cell office:value-type="float" office:value="3.88673403321299">
                <text:p>3.88673403321299</text:p>
              </table:table-cell>
            </table:table-row>
            <table:table-row>
              <table:table-cell office:value-type="string">
                <text:p>25-&gt;30</text:p>
              </table:table-cell>
              <table:table-cell office:value-type="float" office:value="4.21373216062037">
                <text:p>4.21373216062037</text:p>
              </table:table-cell>
              <table:table-cell office:value-type="float" office:value="3.50269726644097">
                <text:p>3.50269726644097</text:p>
              </table:table-cell>
              <table:table-cell office:value-type="float" office:value="4.1277942209287">
                <text:p>4.1277942209287</text:p>
              </table:table-cell>
              <table:table-cell office:value-type="float" office:value="4.2206709719472">
                <text:p>4.2206709719472</text:p>
              </table:table-cell>
              <table:table-cell office:value-type="float" office:value="4.62485091267078">
                <text:p>4.62485091267078</text:p>
              </table:table-cell>
            </table:table-row>
            <table:table-row>
              <table:table-cell office:value-type="string">
                <text:p>30-&gt;35</text:p>
              </table:table-cell>
              <table:table-cell office:value-type="float" office:value="4.28603370478793">
                <text:p>4.28603370478793</text:p>
              </table:table-cell>
              <table:table-cell office:value-type="float" office:value="3.58923108223958">
                <text:p>3.58923108223958</text:p>
              </table:table-cell>
              <table:table-cell office:value-type="float" office:value="4.20616911772464">
                <text:p>4.20616911772464</text:p>
              </table:table-cell>
              <table:table-cell office:value-type="float" office:value="4.28978832662483">
                <text:p>4.28978832662483</text:p>
              </table:table-cell>
              <table:table-cell office:value-type="float" office:value="4.66447459912721">
                <text:p>4.664474599127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2cm" xlink:href=".." xlink:type="simple" chart:class="chart:line" chart:style-name="ch1">
        <chart:legend chart:legend-position="end" svg:x="13.12cm" svg:y="3.201cm" style:legend-expansion="high" chart:style-name="ch2"/>
        <chart:plot-area chart:style-name="ch3" table:cell-range-address="graphs.A8:graphs.A13 graphs.C8:graphs.C13 graphs.G8:graphs.G13 graphs.K8:graphs.K13 graphs.P8:graphs.Q13" chart:data-source-has-labels="column" svg:x="0.769cm" svg:y="0.851cm" svg:width="11.713cm" svg:height="7.542cm">
          <chartooo:coordinate-region svg:x="1.312cm" svg:y="1.05cm" svg:width="10.534cm" svg:height="7.144cm"/>
          <chart:axis chart:dimension="x" chart:name="primary-x" chart:style-name="ch4" chartooo:axis-type="auto">
            <chartooo:date-scale/>
            <chart:categories table:cell-range-address="graphs.A8:graphs.A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C8:graphs.C13" chart:class="chart:line">
            <chart:data-point chart:repeated="6"/>
          </chart:series>
          <chart:series chart:style-name="ch7" chart:values-cell-range-address="graphs.G8:graphs.G13" chart:class="chart:line">
            <chart:data-point chart:repeated="6"/>
          </chart:series>
          <chart:series chart:style-name="ch8" chart:values-cell-range-address="graphs.K8:graphs.K13" chart:class="chart:line">
            <chart:data-point chart:repeated="6"/>
          </chart:series>
          <chart:series chart:style-name="ch9" chart:values-cell-range-address="graphs.P8:graphs.P13" chart:class="chart:line">
            <chart:data-point chart:repeated="6"/>
          </chart:series>
          <chart:series chart:style-name="ch10" chart:values-cell-range-address="graphs.Q8:graphs.Q13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-5-&gt;-10</text:p>
                <draw:g>
                  <svg:desc>graphs.A8:graphs.A13</svg:desc>
                </draw:g>
              </table:table-cell>
              <table:table-cell office:value-type="float" office:value="-3.70106098469321">
                <text:p>-3.70106098469321</text:p>
                <draw:g>
                  <svg:desc>graphs.C8:graphs.C13</svg:desc>
                </draw:g>
              </table:table-cell>
              <table:table-cell office:value-type="float" office:value="-4.5679518583041">
                <text:p>-4.5679518583041</text:p>
                <draw:g>
                  <svg:desc>graphs.G8:graphs.G13</svg:desc>
                </draw:g>
              </table:table-cell>
              <table:table-cell office:value-type="float" office:value="-4.50197003861683">
                <text:p>-4.50197003861683</text:p>
                <draw:g>
                  <svg:desc>graphs.K8:graphs.K13</svg:desc>
                </draw:g>
              </table:table-cell>
              <table:table-cell office:value-type="float" office:value="-4.59988938779118">
                <text:p>-4.59988938779118</text:p>
                <draw:g>
                  <svg:desc>graphs.P8:graphs.P13</svg:desc>
                </draw:g>
              </table:table-cell>
              <table:table-cell office:value-type="float" office:value="-5.38900839118277">
                <text:p>-5.38900839118277</text:p>
                <draw:g>
                  <svg:desc>graphs.Q8:graphs.Q13</svg:desc>
                </draw:g>
              </table:table-cell>
            </table:table-row>
            <table:table-row>
              <table:table-cell office:value-type="string">
                <text:p>-10-&gt;-15</text:p>
              </table:table-cell>
              <table:table-cell office:value-type="float" office:value="-4.70221878801506">
                <text:p>-4.70221878801506</text:p>
              </table:table-cell>
              <table:table-cell office:value-type="float" office:value="-3.81175643071249">
                <text:p>-3.81175643071249</text:p>
              </table:table-cell>
              <table:table-cell office:value-type="float" office:value="-4.50156896816024">
                <text:p>-4.50156896816024</text:p>
              </table:table-cell>
              <table:table-cell office:value-type="float" office:value="-4.71733268124031">
                <text:p>-4.71733268124031</text:p>
              </table:table-cell>
              <table:table-cell office:value-type="float" office:value="-5.5613500079295">
                <text:p>-5.5613500079295</text:p>
              </table:table-cell>
            </table:table-row>
            <table:table-row>
              <table:table-cell office:value-type="string">
                <text:p>-15-&gt;-20</text:p>
              </table:table-cell>
              <table:table-cell office:value-type="float" office:value="-4.92884078472315">
                <text:p>-4.92884078472315</text:p>
              </table:table-cell>
              <table:table-cell office:value-type="float" office:value="-4.94820675819857">
                <text:p>-4.94820675819857</text:p>
              </table:table-cell>
              <table:table-cell office:value-type="float" office:value="-4.9465566397486">
                <text:p>-4.9465566397486</text:p>
              </table:table-cell>
              <table:table-cell office:value-type="float" office:value="-4.70238530531304">
                <text:p>-4.70238530531304</text:p>
              </table:table-cell>
              <table:table-cell office:value-type="float" office:value="-6.75465711541031">
                <text:p>-6.75465711541031</text:p>
              </table:table-cell>
            </table:table-row>
            <table:table-row>
              <table:table-cell office:value-type="string">
                <text:p>-20-&gt;-25</text:p>
              </table:table-cell>
              <table:table-cell office:value-type="float" office:value="-4.47197569804173">
                <text:p>-4.47197569804173</text:p>
              </table:table-cell>
              <table:table-cell office:value-type="float" office:value="-4.59517308315076">
                <text:p>-4.59517308315076</text:p>
              </table:table-cell>
              <table:table-cell office:value-type="float" office:value="-4.5867792514521">
                <text:p>-4.5867792514521</text:p>
              </table:table-cell>
              <table:table-cell office:value-type="float" office:value="-4.50924770187298">
                <text:p>-4.50924770187298</text:p>
              </table:table-cell>
              <table:table-cell office:value-type="float" office:value="-6.35149992653663">
                <text:p>-6.35149992653663</text:p>
              </table:table-cell>
            </table:table-row>
            <table:table-row>
              <table:table-cell office:value-type="string">
                <text:p>-25-&gt;-30</text:p>
              </table:table-cell>
              <table:table-cell office:value-type="float" office:value="-4.79667088054237">
                <text:p>-4.79667088054237</text:p>
              </table:table-cell>
              <table:table-cell office:value-type="float" office:value="-4.78342409631895">
                <text:p>-4.78342409631895</text:p>
              </table:table-cell>
              <table:table-cell office:value-type="float" office:value="-4.79519264943093">
                <text:p>-4.79519264943093</text:p>
              </table:table-cell>
              <table:table-cell office:value-type="float" office:value="-4.49712085645864">
                <text:p>-4.49712085645864</text:p>
              </table:table-cell>
              <table:table-cell office:value-type="float" office:value="-6.1274068752228">
                <text:p>-6.1274068752228</text:p>
              </table:table-cell>
            </table:table-row>
            <table:table-row>
              <table:table-cell office:value-type="string">
                <text:p>-30-&gt;-35</text:p>
              </table:table-cell>
              <table:table-cell office:value-type="float" office:value="-4.81097763668679">
                <text:p>-4.81097763668679</text:p>
              </table:table-cell>
              <table:table-cell office:value-type="float" office:value="-4.8106109436979">
                <text:p>-4.8106109436979</text:p>
              </table:table-cell>
              <table:table-cell office:value-type="float" office:value="-4.8110463916222">
                <text:p>-4.8110463916222</text:p>
              </table:table-cell>
              <table:table-cell office:value-type="float" office:value="-4.53798511156288">
                <text:p>-4.53798511156288</text:p>
              </table:table-cell>
              <table:table-cell office:value-type="float" office:value="-7.23479731647327">
                <text:p>-7.234797316473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2cm" xlink:href=".." xlink:type="simple" chart:class="chart:line" chart:style-name="ch1">
        <chart:legend chart:legend-position="end" svg:x="13.12cm" svg:y="3.201cm" style:legend-expansion="high" chart:style-name="ch2"/>
        <chart:plot-area chart:style-name="ch3" table:cell-range-address="graphs.A15:graphs.A19 graphs.C15:graphs.C19 graphs.G15:graphs.G19 graphs.K15:graphs.K19 graphs.P15:graphs.Q19" chart:data-source-has-labels="column" svg:x="0.769cm" svg:y="0.851cm" svg:width="11.713cm" svg:height="7.542cm">
          <chartooo:coordinate-region svg:x="1.39cm" svg:y="1.05cm" svg:width="10.561cm" svg:height="6.696cm"/>
          <chart:axis chart:dimension="x" chart:name="primary-x" chart:style-name="ch4" chartooo:axis-type="auto">
            <chartooo:date-scale/>
            <chart:categories table:cell-range-address="graphs.A15:graphs.A1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C15:graphs.C19" chart:class="chart:line">
            <chart:data-point chart:repeated="5"/>
          </chart:series>
          <chart:series chart:style-name="ch7" chart:values-cell-range-address="graphs.G15:graphs.G19" chart:class="chart:line">
            <chart:data-point chart:repeated="5"/>
          </chart:series>
          <chart:series chart:style-name="ch8" chart:values-cell-range-address="graphs.K15:graphs.K19" chart:class="chart:line">
            <chart:data-point chart:repeated="5"/>
          </chart:series>
          <chart:series chart:style-name="ch9" chart:values-cell-range-address="graphs.P15:graphs.P19" chart:class="chart:line">
            <chart:data-point chart:repeated="5"/>
          </chart:series>
          <chart:series chart:style-name="ch10" chart:values-cell-range-address="graphs.Q15:graphs.Q19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5-&gt;15</text:p>
                <draw:g>
                  <svg:desc>graphs.A15:graphs.A19</svg:desc>
                </draw:g>
              </table:table-cell>
              <table:table-cell office:value-type="float" office:value="8.35338087833033">
                <text:p>8.35338087833033</text:p>
                <draw:g>
                  <svg:desc>graphs.C15:graphs.C19</svg:desc>
                </draw:g>
              </table:table-cell>
              <table:table-cell office:value-type="float" office:value="8.33149389055633">
                <text:p>8.33149389055633</text:p>
                <draw:g>
                  <svg:desc>graphs.G15:graphs.G19</svg:desc>
                </draw:g>
              </table:table-cell>
              <table:table-cell office:value-type="float" office:value="8.33791101786179">
                <text:p>8.33791101786179</text:p>
                <draw:g>
                  <svg:desc>graphs.K15:graphs.K19</svg:desc>
                </draw:g>
              </table:table-cell>
              <table:table-cell office:value-type="float" office:value="8.7399488570328">
                <text:p>8.7399488570328</text:p>
                <draw:g>
                  <svg:desc>graphs.P15:graphs.P19</svg:desc>
                </draw:g>
              </table:table-cell>
              <table:table-cell office:value-type="float" office:value="11.0867975648208">
                <text:p>11.0867975648208</text:p>
                <draw:g>
                  <svg:desc>graphs.Q15:graphs.Q19</svg:desc>
                </draw:g>
              </table:table-cell>
            </table:table-row>
            <table:table-row>
              <table:table-cell office:value-type="string">
                <text:p>10-&gt;20</text:p>
              </table:table-cell>
              <table:table-cell office:value-type="float" office:value="8.20790689414661">
                <text:p>8.20790689414661</text:p>
              </table:table-cell>
              <table:table-cell office:value-type="float" office:value="8.19232244211905">
                <text:p>8.19232244211905</text:p>
              </table:table-cell>
              <table:table-cell office:value-type="float" office:value="8.1969061044801">
                <text:p>8.1969061044801</text:p>
              </table:table-cell>
              <table:table-cell office:value-type="float" office:value="8.89011874428301">
                <text:p>8.89011874428301</text:p>
              </table:table-cell>
              <table:table-cell office:value-type="float" office:value="10.9253357970052">
                <text:p>10.9253357970052</text:p>
              </table:table-cell>
            </table:table-row>
            <table:table-row>
              <table:table-cell office:value-type="string">
                <text:p>15-&gt;25</text:p>
              </table:table-cell>
              <table:table-cell office:value-type="float" office:value="6.87595190780598">
                <text:p>6.87595190780598</text:p>
              </table:table-cell>
              <table:table-cell office:value-type="float" office:value="6.8751497668928">
                <text:p>6.8751497668928</text:p>
              </table:table-cell>
              <table:table-cell office:value-type="float" office:value="6.87526435845183">
                <text:p>6.87526435845183</text:p>
              </table:table-cell>
              <table:table-cell office:value-type="float" office:value="8.67502932497635">
                <text:p>8.67502932497635</text:p>
              </table:table-cell>
              <table:table-cell office:value-type="float" office:value="10.2331455330213">
                <text:p>10.2331455330213</text:p>
              </table:table-cell>
            </table:table-row>
            <table:table-row>
              <table:table-cell office:value-type="string">
                <text:p>20-&gt;30</text:p>
              </table:table-cell>
              <table:table-cell office:value-type="float" office:value="7.61151512519493">
                <text:p>7.61151512519493</text:p>
              </table:table-cell>
              <table:table-cell office:value-type="float" office:value="7.61117135051786">
                <text:p>7.61117135051786</text:p>
              </table:table-cell>
              <table:table-cell office:value-type="float" office:value="7.61111405473834">
                <text:p>7.61111405473834</text:p>
              </table:table-cell>
              <table:table-cell office:value-type="float" office:value="8.72915520336247">
                <text:p>8.72915520336247</text:p>
              </table:table-cell>
              <table:table-cell office:value-type="float" office:value="9.93636707214069">
                <text:p>9.93636707214069</text:p>
              </table:table-cell>
            </table:table-row>
            <table:table-row>
              <table:table-cell office:value-type="string">
                <text:p>25-&gt;35</text:p>
              </table:table-cell>
              <table:table-cell office:value-type="float" office:value="7.30727453598047">
                <text:p>7.30727453598047</text:p>
              </table:table-cell>
              <table:table-cell office:value-type="float" office:value="7.30675887396485">
                <text:p>7.30675887396485</text:p>
              </table:table-cell>
              <table:table-cell office:value-type="float" office:value="7.30675887396485">
                <text:p>7.30675887396485</text:p>
              </table:table-cell>
              <table:table-cell office:value-type="float" office:value="8.63602504476389">
                <text:p>8.63602504476389</text:p>
              </table:table-cell>
              <table:table-cell office:value-type="float" office:value="9.7824460628819">
                <text:p>9.78244606288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1cm" xlink:href=".." xlink:type="simple" chart:class="chart:line" chart:style-name="ch1">
        <chart:legend chart:legend-position="end" svg:x="13.12cm" svg:y="3.2cm" style:legend-expansion="high" chart:style-name="ch2"/>
        <chart:plot-area chart:style-name="ch3" table:cell-range-address="graphs.A21:graphs.A25 graphs.C21:graphs.C25 graphs.G21:graphs.G25 graphs.K21:graphs.K25 graphs.P21:graphs.Q25" chart:data-source-has-labels="column" svg:x="0.769cm" svg:y="0.851cm" svg:width="11.713cm" svg:height="7.541cm">
          <chartooo:coordinate-region svg:x="1.496cm" svg:y="1.05cm" svg:width="10.349cm" svg:height="7.143cm"/>
          <chart:axis chart:dimension="x" chart:name="primary-x" chart:style-name="ch4" chartooo:axis-type="auto">
            <chartooo:date-scale/>
            <chart:categories table:cell-range-address="graphs.A21:graphs.A2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graphs.C21:graphs.C25" chart:class="chart:line">
            <chart:data-point chart:repeated="5"/>
          </chart:series>
          <chart:series chart:style-name="ch7" chart:values-cell-range-address="graphs.G21:graphs.G25" chart:class="chart:line">
            <chart:data-point chart:repeated="5"/>
          </chart:series>
          <chart:series chart:style-name="ch8" chart:values-cell-range-address="graphs.K21:graphs.K25" chart:class="chart:line">
            <chart:data-point chart:repeated="5"/>
          </chart:series>
          <chart:series chart:style-name="ch9" chart:values-cell-range-address="graphs.P21:graphs.P25" chart:class="chart:line">
            <chart:data-point chart:repeated="5"/>
          </chart:series>
          <chart:series chart:style-name="ch10" chart:values-cell-range-address="graphs.Q21:graphs.Q2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G</text:p>
              </table:table-cell>
              <table:table-cell office:value-type="string">
                <text:p>Column K</text:p>
              </table:table-cell>
              <table:table-cell office:value-type="string">
                <text:p>Column P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-5-&gt;-15</text:p>
                <draw:g>
                  <svg:desc>graphs.A21:graphs.A25</svg:desc>
                </draw:g>
              </table:table-cell>
              <table:table-cell office:value-type="float" office:value="-10.3734581766231">
                <text:p>-10.3734581766231</text:p>
                <draw:g>
                  <svg:desc>graphs.C21:graphs.C25</svg:desc>
                </draw:g>
              </table:table-cell>
              <table:table-cell office:value-type="float" office:value="-10.3721403736943">
                <text:p>-10.3721403736943</text:p>
                <draw:g>
                  <svg:desc>graphs.G21:graphs.G25</svg:desc>
                </draw:g>
              </table:table-cell>
              <table:table-cell office:value-type="float" office:value="-10.373114401946">
                <text:p>-10.373114401946</text:p>
                <draw:g>
                  <svg:desc>graphs.K21:graphs.K25</svg:desc>
                </draw:g>
              </table:table-cell>
              <table:table-cell office:value-type="float" office:value="-9.10910631228162">
                <text:p>-9.10910631228162</text:p>
                <draw:g>
                  <svg:desc>graphs.P21:graphs.P25</svg:desc>
                </draw:g>
              </table:table-cell>
              <table:table-cell office:value-type="float" office:value="-10.4417721049216">
                <text:p>-10.4417721049216</text:p>
                <draw:g>
                  <svg:desc>graphs.Q21:graphs.Q25</svg:desc>
                </draw:g>
              </table:table-cell>
            </table:table-row>
            <table:table-row>
              <table:table-cell office:value-type="string">
                <text:p>-10-&gt;-20</text:p>
              </table:table-cell>
              <table:table-cell office:value-type="float" office:value="-10.3189125945266">
                <text:p>-10.3189125945266</text:p>
              </table:table-cell>
              <table:table-cell office:value-type="float" office:value="-10.3001768746258">
                <text:p>-10.3001768746258</text:p>
              </table:table-cell>
              <table:table-cell office:value-type="float" office:value="-10.3143862279451">
                <text:p>-10.3143862279451</text:p>
              </table:table-cell>
              <table:table-cell office:value-type="float" office:value="-8.99589494481775">
                <text:p>-8.99589494481775</text:p>
              </table:table-cell>
              <table:table-cell office:value-type="float" office:value="-11.0884093932864">
                <text:p>-11.0884093932864</text:p>
              </table:table-cell>
            </table:table-row>
            <table:table-row>
              <table:table-cell office:value-type="string">
                <text:p>-15-&gt;-25</text:p>
              </table:table-cell>
              <table:table-cell office:value-type="float" office:value="-10.9700791286928">
                <text:p>-10.9700791286928</text:p>
              </table:table-cell>
              <table:table-cell office:value-type="float" office:value="-10.9697926497952">
                <text:p>-10.9697926497952</text:p>
              </table:table-cell>
              <table:table-cell office:value-type="float" office:value="-10.9698499455747">
                <text:p>-10.9698499455747</text:p>
              </table:table-cell>
              <table:table-cell office:value-type="float" office:value="-9.02938527696242">
                <text:p>-9.02938527696242</text:p>
              </table:table-cell>
              <table:table-cell office:value-type="float" office:value="-10.8479774232999">
                <text:p>-10.8479774232999</text:p>
              </table:table-cell>
            </table:table-row>
            <table:table-row>
              <table:table-cell office:value-type="string">
                <text:p>-20-&gt;-30</text:p>
              </table:table-cell>
              <table:table-cell office:value-type="float" office:value="-9.94649002769158">
                <text:p>-9.94649002769158</text:p>
              </table:table-cell>
              <table:table-cell office:value-type="float" office:value="-9.93176501235672">
                <text:p>-9.93176501235672</text:p>
              </table:table-cell>
              <table:table-cell office:value-type="float" office:value="-9.94471385852667">
                <text:p>-9.94471385852667</text:p>
              </table:table-cell>
              <table:table-cell office:value-type="float" office:value="-8.72490622987459">
                <text:p>-8.72490622987459</text:p>
              </table:table-cell>
              <table:table-cell office:value-type="float" office:value="-11.2681297726567">
                <text:p>-11.2681297726567</text:p>
              </table:table-cell>
            </table:table-row>
            <table:table-row>
              <table:table-cell office:value-type="string">
                <text:p>-25-&gt;-35</text:p>
              </table:table-cell>
              <table:table-cell office:value-type="float" office:value="-10.4072053907563">
                <text:p>-10.4072053907563</text:p>
              </table:table-cell>
              <table:table-cell office:value-type="float" office:value="-10.3912198682721">
                <text:p>-10.3912198682721</text:p>
              </table:table-cell>
              <table:table-cell office:value-type="float" office:value="-10.3966629673259">
                <text:p>-10.3966629673259</text:p>
              </table:table-cell>
              <table:table-cell office:value-type="float" office:value="-9.98922078719352">
                <text:p>-9.98922078719352</text:p>
              </table:table-cell>
              <table:table-cell office:value-type="float" office:value="-11.2700062395031">
                <text:p>-11.27000623950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